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officeooo:paragraph-rsid="0022d166" style:font-size-asian="11pt" style:font-size-complex="11pt"/>
    </style:style>
    <style:style style:name="P2" style:family="paragraph" style:parent-style-name="Standard">
      <style:text-properties style:font-name="Calibri" fo:font-size="11pt" officeooo:rsid="0022d166" officeooo:paragraph-rsid="00257aa5" style:font-size-asian="11pt" style:font-size-complex="11pt"/>
    </style:style>
    <style:style style:name="P3" style:family="paragraph" style:parent-style-name="Preformatted_20_Text">
      <style:text-properties style:font-name="Calibri"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style:font-name="Calibri" fo:font-size="11pt" style:font-size-asian="11pt" style:font-size-complex="11pt"/>
    </style:style>
    <style:style style:name="P5" style:family="paragraph" style:parent-style-name="Preformatted_20_Text">
      <style:text-properties style:font-name="Calibri" fo:font-size="11pt" officeooo:paragraph-rsid="0022d166" style:font-size-asian="11pt" style:font-size-complex="11pt"/>
    </style:style>
    <style:style style:name="P6" style:family="paragraph" style:parent-style-name="Preformatted_20_Text">
      <style:text-properties style:font-name="Calibri" fo:font-size="11pt" officeooo:paragraph-rsid="00257aa5" style:font-size-asian="11pt" style:font-size-complex="11pt"/>
    </style:style>
    <style:style style:name="P7" style:family="paragraph" style:parent-style-name="Preformatted_20_Text">
      <style:text-properties style:font-name="Calibri" fo:font-size="11pt" officeooo:rsid="0022d166" officeooo:paragraph-rsid="00257aa5" style:font-size-asian="11pt" style:font-size-complex="11pt"/>
    </style:style>
    <style:style style:name="P8" style:family="paragraph" style:parent-style-name="Preformatted_20_Text">
      <style:text-properties style:font-name="Calibri" fo:font-size="11pt" officeooo:rsid="0022d166" officeooo:paragraph-rsid="00292ecb" style:font-size-asian="11pt" style:font-size-complex="11pt"/>
    </style:style>
    <style:style style:name="P9" style:family="paragraph" style:parent-style-name="Preformatted_20_Text">
      <style:text-properties style:font-name="Calibri" fo:font-size="11pt" officeooo:rsid="002a3b62" officeooo:paragraph-rsid="002a3b62" style:font-size-asian="11pt" style:font-size-complex="11pt"/>
    </style:style>
    <style:style style:name="P10" style:family="paragraph" style:parent-style-name="Preformatted_20_Text">
      <style:text-properties style:font-name="Calibri" fo:font-size="11pt" style:text-underline-style="solid" style:text-underline-width="auto" style:text-underline-color="font-color" officeooo:rsid="0022d166" style:font-size-asian="11pt" style:font-size-complex="11pt"/>
    </style:style>
    <style:style style:name="P11" style:family="paragraph" style:parent-style-name="Preformatted_20_Text">
      <style:text-properties style:font-name="Calibri" fo:font-size="11pt" style:text-underline-style="none" officeooo:rsid="0027855e" officeooo:paragraph-rsid="0027855e" style:font-size-asian="11pt" style:font-size-complex="11pt"/>
    </style:style>
    <style:style style:name="P12" style:family="paragraph" style:parent-style-name="Preformatted_20_Text">
      <style:text-properties style:font-name="Calibri" fo:font-size="11pt" style:text-underline-style="none" fo:font-weight="bold" officeooo:rsid="00292e9a" officeooo:paragraph-rsid="002d5154" style:font-name-asian="NSimSun1" style:font-size-asian="11pt" style:font-weight-asian="bold" style:font-name-complex="Courier New" style:font-size-complex="11pt" style:font-weight-complex="bold"/>
    </style:style>
    <style:style style:name="P13" style:family="paragraph" style:parent-style-name="Preformatted_20_Text">
      <style:text-properties style:font-name="Calibri" fo:font-size="11pt" style:text-underline-style="none" fo:font-weight="bold" officeooo:rsid="00292e9a" officeooo:paragraph-rsid="0046e0ec" style:font-name-asian="NSimSun1" style:font-size-asian="11pt" style:font-weight-asian="bold" style:font-name-complex="Courier New" style:font-size-complex="11pt" style:font-weight-complex="bold"/>
    </style:style>
    <style:style style:name="P14" style:family="paragraph" style:parent-style-name="Preformatted_20_Text">
      <style:text-properties style:font-name="Calibri" fo:font-size="11pt" style:text-underline-style="none" fo:font-weight="bold" officeooo:rsid="002e71a5" officeooo:paragraph-rsid="002e71a5" style:font-name-asian="NSimSun1" style:font-size-asian="11pt" style:font-weight-asian="bold" style:font-name-complex="Courier New" style:font-size-complex="11pt" style:font-weight-complex="bold"/>
    </style:style>
    <style:style style:name="P15" style:family="paragraph" style:parent-style-name="Preformatted_20_Text">
      <style:text-properties style:font-name="Calibri" fo:font-size="11pt" style:text-underline-style="none" fo:font-weight="bold" officeooo:rsid="002e71a5" officeooo:paragraph-rsid="0031318c" style:font-name-asian="NSimSun1" style:font-size-asian="11pt" style:font-weight-asian="bold" style:font-name-complex="Courier New" style:font-size-complex="11pt" style:font-weight-complex="bold"/>
    </style:style>
    <style:style style:name="P16" style:family="paragraph" style:parent-style-name="Preformatted_20_Text">
      <style:text-properties style:font-name="Calibri" fo:font-size="11pt" style:text-underline-style="none" fo:font-weight="bold" officeooo:rsid="002e71a5" officeooo:paragraph-rsid="0031f3dd" style:font-name-asian="NSimSun1" style:font-size-asian="11pt" style:font-weight-asian="bold" style:font-name-complex="Courier New" style:font-size-complex="11pt" style:font-weight-complex="bold"/>
    </style:style>
    <style:style style:name="P17" style:family="paragraph" style:parent-style-name="Preformatted_20_Text">
      <style:text-properties style:font-name="Calibri" fo:font-size="11pt" style:text-underline-style="none" fo:font-weight="bold" officeooo:rsid="003c3278" officeooo:paragraph-rsid="003c3278" style:font-name-asian="NSimSun1" style:font-size-asian="11pt" style:font-weight-asian="bold" style:font-name-complex="Courier New" style:font-size-complex="11pt" style:font-weight-complex="bold"/>
    </style:style>
    <style:style style:name="P18" style:family="paragraph" style:parent-style-name="Preformatted_20_Text">
      <style:text-properties style:font-name="Calibri" fo:font-size="11pt" style:text-underline-style="none" fo:font-weight="bold" officeooo:rsid="00404794" officeooo:paragraph-rsid="00404794" style:font-name-asian="NSimSun1" style:font-size-asian="11pt" style:font-weight-asian="bold" style:font-name-complex="Courier New" style:font-size-complex="11pt" style:font-weight-complex="bold"/>
    </style:style>
    <style:style style:name="P19" style:family="paragraph" style:parent-style-name="Preformatted_20_Text">
      <style:text-properties style:font-name="Calibri" fo:font-size="11pt" style:text-underline-style="none" fo:font-weight="normal" officeooo:rsid="002e71a5" officeooo:paragraph-rsid="002e71a5" style:font-name-asian="NSimSun1" style:font-size-asian="11pt" style:font-weight-asian="normal" style:font-name-complex="Courier New" style:font-size-complex="11pt" style:font-weight-complex="normal"/>
    </style:style>
    <style:style style:name="P20" style:family="paragraph" style:parent-style-name="Preformatted_20_Text">
      <style:text-properties style:font-name="Calibri" fo:font-size="11pt" style:text-underline-style="none" fo:font-weight="normal" officeooo:rsid="002e71a5" officeooo:paragraph-rsid="0031f3dd" style:font-name-asian="NSimSun1" style:font-size-asian="11pt" style:font-weight-asian="normal" style:font-name-complex="Courier New" style:font-size-complex="11pt" style:font-weight-complex="normal"/>
    </style:style>
    <style:style style:name="P21" style:family="paragraph" style:parent-style-name="Preformatted_20_Text">
      <style:text-properties style:font-name="Calibri" fo:font-size="11pt" style:text-underline-style="none" fo:font-weight="normal" officeooo:rsid="0037439b" officeooo:paragraph-rsid="0031f3dd" style:font-name-asian="NSimSun1" style:font-size-asian="11pt" style:font-weight-asian="normal" style:font-name-complex="Courier New" style:font-size-complex="11pt" style:font-weight-complex="normal"/>
    </style:style>
    <style:style style:name="P22" style:family="paragraph" style:parent-style-name="Preformatted_20_Text">
      <style:text-properties style:font-name="Calibri" fo:font-size="11pt" style:text-underline-style="none" fo:font-weight="normal" officeooo:rsid="003ef48a" officeooo:paragraph-rsid="003c3278" style:font-name-asian="NSimSun1" style:font-size-asian="11pt" style:font-weight-asian="normal" style:font-name-complex="Courier New" style:font-size-complex="11pt" style:font-weight-complex="normal"/>
    </style:style>
    <style:style style:name="P23" style:family="paragraph" style:parent-style-name="Preformatted_20_Text">
      <style:text-properties style:font-name="Calibri" fo:font-size="11pt" style:text-underline-style="none" fo:font-weight="normal" officeooo:rsid="00404794" officeooo:paragraph-rsid="00404794" style:font-name-asian="NSimSun1" style:font-size-asian="11pt" style:font-weight-asian="normal" style:font-name-complex="Courier New" style:font-size-complex="11pt" style:font-weight-complex="normal"/>
    </style:style>
    <style:style style:name="P24" style:family="paragraph" style:parent-style-name="Preformatted_20_Text">
      <style:text-properties style:font-name="Calibri" fo:font-size="11pt" style:text-underline-style="none" fo:font-weight="normal" officeooo:rsid="0043dec8" officeooo:paragraph-rsid="00404794" style:font-name-asian="NSimSun1" style:font-size-asian="11pt" style:font-weight-asian="normal" style:font-name-complex="Courier New" style:font-size-complex="11pt" style:font-weight-complex="normal"/>
    </style:style>
    <style:style style:name="P25" style:family="paragraph" style:parent-style-name="Preformatted_20_Text">
      <style:text-properties style:font-name="Calibri" fo:font-size="11pt" style:text-underline-style="none" fo:font-weight="normal" officeooo:rsid="00335a40" officeooo:paragraph-rsid="0031f3dd" style:font-name-asian="NSimSun1" style:font-size-asian="11pt" style:font-weight-asian="normal" style:font-name-complex="Courier New" style:font-size-complex="11pt" style:font-weight-complex="normal"/>
    </style:style>
    <style:style style:name="P26" style:family="paragraph" style:parent-style-name="Preformatted_20_Text">
      <style:text-properties style:font-name="Calibri" fo:font-size="11pt" style:text-underline-style="none" fo:font-weight="normal" officeooo:rsid="004b4e5e" officeooo:paragraph-rsid="004b4e5e" style:font-name-asian="NSimSun1" style:font-size-asian="11pt" style:font-weight-asian="normal" style:font-name-complex="Courier New" style:font-size-complex="11pt" style:font-weight-complex="normal"/>
    </style:style>
    <style:style style:name="P27" style:family="paragraph" style:parent-style-name="Preformatted_20_Text">
      <style:text-properties officeooo:paragraph-rsid="00292e9a"/>
    </style:style>
    <style:style style:name="P28" style:family="paragraph" style:parent-style-name="Preformatted_20_Text">
      <style:text-properties officeooo:paragraph-rsid="00404794"/>
    </style:style>
    <style:style style:name="P29" style:family="paragraph" style:parent-style-name="Preformatted_20_Text">
      <style:text-properties style:text-underline-style="none" fo:font-weight="normal" officeooo:rsid="004e7cd4" officeooo:paragraph-rsid="004e7cd4" style:font-weight-asian="normal" style:font-weight-complex="normal"/>
    </style:style>
    <style:style style:name="P30" style:family="paragraph" style:parent-style-name="Preformatted_20_Text">
      <style:text-properties officeooo:paragraph-rsid="004b4e5e"/>
    </style:style>
    <style:style style:name="P31" style:family="paragraph" style:parent-style-name="Preformatted_20_Text">
      <style:text-properties officeooo:paragraph-rsid="004dee23"/>
    </style:style>
    <style:style style:name="P32" style:family="paragraph" style:parent-style-name="Preformatted_20_Text">
      <style:text-properties officeooo:paragraph-rsid="0052876f"/>
    </style:style>
    <style:style style:name="P33" style:family="paragraph" style:parent-style-name="Preformatted_20_Text">
      <style:text-properties fo:font-weight="normal" officeooo:rsid="0052bc23" officeooo:paragraph-rsid="0052bc23" style:font-weight-asian="normal" style:font-weight-complex="normal"/>
    </style:style>
    <style:style style:name="P34" style:family="paragraph" style:parent-style-name="Preformatted_20_Text">
      <style:text-properties officeooo:rsid="005300e3" officeooo:paragraph-rsid="005300e3"/>
    </style:style>
    <style:style style:name="P35" style:family="paragraph" style:parent-style-name="Preformatted_20_Text">
      <style:text-properties officeooo:rsid="0055e941" officeooo:paragraph-rsid="0055e941"/>
    </style:style>
    <style:style style:name="P36" style:family="paragraph" style:parent-style-name="Preformatted_20_Text">
      <style:paragraph-properties style:writing-mode="lr-tb"/>
      <style:text-properties officeooo:paragraph-rsid="0059a97b"/>
    </style:style>
    <style:style style:name="P37" style:family="paragraph" style:parent-style-name="Preformatted_20_Text">
      <style:paragraph-properties style:writing-mode="lr-tb"/>
      <style:text-properties officeooo:paragraph-rsid="005a8728"/>
    </style:style>
    <style:style style:name="P38" style:family="paragraph" style:parent-style-name="Preformatted_20_Text">
      <style:paragraph-properties style:writing-mode="lr-tb"/>
      <style:text-properties style:text-underline-style="none" fo:font-weight="normal" officeooo:rsid="005a8728" officeooo:paragraph-rsid="005a8728" style:font-weight-asian="normal" style:font-weight-complex="normal"/>
    </style:style>
    <style:style style:name="P39" style:family="paragraph" style:parent-style-name="Preformatted_20_Text">
      <style:paragraph-properties style:writing-mode="lr-tb"/>
      <style:text-properties officeooo:paragraph-rsid="005b9593"/>
    </style:style>
    <style:style style:name="P40" style:family="paragraph" style:parent-style-name="Preformatted_20_Text">
      <style:paragraph-properties style:writing-mode="lr-tb"/>
      <style:text-properties fo:font-weight="normal" officeooo:rsid="005f188d" officeooo:paragraph-rsid="005f188d" style:font-weight-asian="normal" style:font-weight-complex="normal"/>
    </style:style>
    <style:style style:name="P41" style:family="paragraph" style:parent-style-name="Preformatted_20_Text">
      <style:paragraph-properties style:writing-mode="lr-tb"/>
      <style:text-properties fo:font-weight="normal" officeooo:rsid="00619e6b" officeooo:paragraph-rsid="00619e6b" style:font-weight-asian="normal" style:font-weight-complex="normal"/>
    </style:style>
    <style:style style:name="P42" style:family="paragraph" style:parent-style-name="Preformatted_20_Text">
      <style:paragraph-properties style:writing-mode="lr-tb"/>
      <style:text-properties fo:font-weight="normal" officeooo:rsid="00674146" officeooo:paragraph-rsid="00674146" style:font-weight-asian="normal" style:font-weight-complex="normal"/>
    </style:style>
    <style:style style:name="P43" style:family="paragraph" style:parent-style-name="Preformatted_20_Text">
      <style:paragraph-properties style:writing-mode="lr-tb"/>
      <style:text-properties officeooo:paragraph-rsid="005d5432"/>
    </style:style>
    <style:style style:name="P44" style:family="paragraph" style:parent-style-name="Preformatted_20_Text">
      <style:paragraph-properties style:writing-mode="lr-tb"/>
      <style:text-properties officeooo:paragraph-rsid="0063f45e"/>
    </style:style>
    <style:style style:name="P45" style:family="paragraph" style:parent-style-name="Preformatted_20_Text">
      <style:paragraph-properties style:writing-mode="lr-tb"/>
      <style:text-properties officeooo:rsid="00673f11" officeooo:paragraph-rsid="00673f11"/>
    </style:style>
    <style:style style:name="P46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6802a8" officeooo:paragraph-rsid="0067414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47" style:family="paragraph" style:parent-style-name="Preformatted_20_Text" style:list-style-name="L1"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48" style:family="paragraph" style:parent-style-name="Preformatted_20_Text">
      <style:text-properties style:font-name="Calibri" fo:font-size="11pt" style:text-underline-style="solid" style:text-underline-width="auto" style:text-underline-color="font-color" fo:font-weight="bold" officeooo:rsid="0022d166" officeooo:paragraph-rsid="0025ff93" style:font-name-asian="NSimSun1" style:font-size-asian="11pt" style:font-weight-asian="bold" style:font-name-complex="Courier New" style:font-size-complex="11pt" style:font-weight-complex="bold"/>
    </style:style>
    <style:style style:name="P49" style:family="paragraph" style:parent-style-name="Preformatted_20_Text" style:list-style-name="L2">
      <style:text-properties style:font-name="Calibri" fo:font-size="11pt" officeooo:paragraph-rsid="0022d166" style:font-size-asian="11pt" style:font-size-complex="11pt"/>
    </style:style>
    <style:style style:name="P50" style:family="paragraph" style:parent-style-name="Preformatted_20_Text" style:list-style-name="L2">
      <style:text-properties style:font-name="Calibri" fo:font-size="11pt" officeooo:rsid="0022d166" officeooo:paragraph-rsid="00257aa5" style:font-size-asian="11pt" style:font-size-complex="11pt"/>
    </style:style>
    <style:style style:name="P51" style:family="paragraph" style:parent-style-name="Preformatted_20_Text" style:list-style-name="L3">
      <style:text-properties style:font-name="Calibri" fo:font-size="11pt" officeooo:rsid="0022d166" officeooo:paragraph-rsid="00257aa5" style:font-size-asian="11pt" style:font-size-complex="11pt"/>
    </style:style>
    <style:style style:name="P52" style:family="paragraph" style:parent-style-name="Preformatted_20_Text" style:list-style-name="L7">
      <style:text-properties style:font-name="Calibri" fo:font-size="11pt" officeooo:rsid="0022d166" officeooo:paragraph-rsid="00292ecb" style:font-size-asian="11pt" style:font-size-complex="11pt"/>
    </style:style>
    <style:style style:name="P53" style:family="paragraph" style:parent-style-name="Preformatted_20_Text" style:list-style-name="L8">
      <style:text-properties style:font-name="Calibri" fo:font-size="11pt" officeooo:rsid="0022d166" officeooo:paragraph-rsid="00292ecb" style:font-size-asian="11pt" style:font-size-complex="11pt"/>
    </style:style>
    <style:style style:name="P54" style:family="paragraph" style:parent-style-name="Preformatted_20_Text" style:list-style-name="L9">
      <style:text-properties style:font-name="Calibri" fo:font-size="11pt" officeooo:rsid="00292ecb" officeooo:paragraph-rsid="00292ecb" style:font-size-asian="11pt" style:font-size-complex="11pt"/>
    </style:style>
    <style:style style:name="P55" style:family="paragraph" style:parent-style-name="Preformatted_20_Text" style:list-style-name="L10">
      <style:text-properties style:font-name="Calibri" fo:font-size="11pt" officeooo:rsid="00292ecb" officeooo:paragraph-rsid="002a3b62" style:font-size-asian="11pt" style:font-size-complex="11pt"/>
    </style:style>
    <style:style style:name="P56" style:family="paragraph" style:parent-style-name="Preformatted_20_Text" style:list-style-name="L12">
      <style:text-properties style:font-name="Calibri" fo:font-size="11pt" officeooo:rsid="002a3b62" officeooo:paragraph-rsid="002a3b62" style:font-size-asian="11pt" style:font-size-complex="11pt"/>
    </style:style>
    <style:style style:name="P57" style:family="paragraph" style:parent-style-name="Preformatted_20_Text" style:list-style-name="L13">
      <style:text-properties style:font-name="Calibri" fo:font-size="11pt" officeooo:rsid="002a3b62" officeooo:paragraph-rsid="002a3b62" style:font-size-asian="11pt" style:font-size-complex="11pt"/>
    </style:style>
    <style:style style:name="P58" style:family="paragraph" style:parent-style-name="Preformatted_20_Text" style:list-style-name="L4">
      <style:text-properties style:font-name="Calibri" fo:font-size="11pt" style:text-underline-style="none" officeooo:rsid="0025ff93" officeooo:paragraph-rsid="0025ff93" style:font-size-asian="11pt" style:font-size-complex="11pt"/>
    </style:style>
    <style:style style:name="P59" style:family="paragraph" style:parent-style-name="Preformatted_20_Text" style:list-style-name="L6">
      <style:text-properties style:font-name="Calibri" fo:font-size="11pt" style:text-underline-style="none" officeooo:rsid="0025ff93" officeooo:paragraph-rsid="0025ff93" style:font-size-asian="11pt" style:font-size-complex="11pt"/>
    </style:style>
    <style:style style:name="P60" style:family="paragraph" style:parent-style-name="Preformatted_20_Text" style:list-style-name="L4">
      <style:text-properties style:font-name="Calibri" fo:font-size="11pt" style:text-underline-style="none" officeooo:rsid="002610d6" officeooo:paragraph-rsid="002610d6" style:font-size-asian="11pt" style:font-size-complex="11pt"/>
    </style:style>
    <style:style style:name="P61" style:family="paragraph" style:parent-style-name="Preformatted_20_Text" style:list-style-name="L4">
      <style:text-properties style:font-name="Calibri" fo:font-size="11pt" style:text-underline-style="none" officeooo:rsid="0027855e" officeooo:paragraph-rsid="0027855e" style:font-size-asian="11pt" style:font-size-complex="11pt"/>
    </style:style>
    <style:style style:name="P62" style:family="paragraph" style:parent-style-name="Preformatted_20_Text" style:list-style-name="L14">
      <style:text-properties style:font-name="Calibri" fo:font-size="11pt" style:text-underline-style="none" fo:font-weight="bold" officeooo:rsid="00404794" officeooo:paragraph-rsid="00404794" style:font-name-asian="NSimSun1" style:font-size-asian="11pt" style:font-weight-asian="bold" style:font-name-complex="Courier New" style:font-size-complex="11pt" style:font-weight-complex="bold"/>
    </style:style>
    <style:style style:name="P63" style:family="paragraph" style:parent-style-name="Preformatted_20_Text">
      <style:text-properties style:font-name="Calibri" fo:font-size="11pt" style:text-underline-style="none" fo:font-weight="normal" officeooo:rsid="002e71a5" officeooo:paragraph-rsid="0031f3dd" style:font-name-asian="NSimSun1" style:font-size-asian="11pt" style:font-weight-asian="normal" style:font-name-complex="Courier New" style:font-size-complex="11pt" style:font-weight-complex="normal"/>
    </style:style>
    <style:style style:name="P64" style:family="paragraph" style:parent-style-name="Preformatted_20_Text">
      <style:text-properties style:font-name="Calibri" fo:font-size="11pt" fo:font-style="normal" style:text-underline-style="solid" style:text-underline-width="auto" style:text-underline-color="font-color" fo:font-weight="bold" officeooo:rsid="00292e9a" officeooo:paragraph-rsid="004dee23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65" style:family="paragraph" style:parent-style-name="Preformatted_20_Text">
      <style:text-properties style:font-name="Calibri" fo:font-size="11pt" fo:font-style="normal" style:text-underline-style="solid" style:text-underline-width="auto" style:text-underline-color="font-color" fo:font-weight="bold" officeooo:rsid="00292e9a" officeooo:paragraph-rsid="0052bc23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66" style:family="paragraph" style:parent-style-name="Preformatted_20_Text">
      <style:text-properties style:font-name="Calibri" fo:font-size="11pt" fo:font-style="normal" style:text-underline-style="solid" style:text-underline-width="auto" style:text-underline-color="font-color" fo:font-weight="bold" officeooo:rsid="00292e9a" officeooo:paragraph-rsid="0052876f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67" style:family="paragraph" style:parent-style-name="Preformatted_20_Text">
      <style:text-properties style:font-name="Calibri" fo:font-size="11pt" fo:font-style="normal" style:text-underline-style="solid" style:text-underline-width="auto" style:text-underline-color="font-color" fo:font-weight="normal" officeooo:rsid="0056b0b1" officeooo:paragraph-rsid="0055e941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8" style:family="paragraph" style:parent-style-name="Preformatted_20_Text">
      <style:text-properties style:font-name="Calibri" fo:font-size="11pt" fo:font-style="normal" style:text-underline-style="none" fo:font-weight="normal" officeooo:rsid="004e7cd4" officeooo:paragraph-rsid="004e7cd4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69" style:family="paragraph" style:parent-style-name="Preformatted_20_Text">
      <style:text-properties style:font-name="Calibri" fo:font-size="11pt" fo:font-style="normal" style:text-underline-style="none" fo:font-weight="normal" officeooo:rsid="0051c60f" officeooo:paragraph-rsid="0051c60f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0" style:family="paragraph" style:parent-style-name="Preformatted_20_Text">
      <style:text-properties style:font-name="Calibri" fo:font-size="11pt" fo:font-style="normal" style:text-underline-style="none" fo:font-weight="normal" officeooo:rsid="00548fcc" officeooo:paragraph-rsid="005300e3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1" style:family="paragraph" style:parent-style-name="Preformatted_20_Text">
      <style:text-properties style:font-name="Calibri" fo:font-size="11pt" fo:font-style="normal" style:text-underline-style="none" fo:font-weight="normal" officeooo:rsid="0056b0b1" officeooo:paragraph-rsid="0056b0b1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2" style:family="paragraph" style:parent-style-name="Preformatted_20_Text" style:list-style-name="L2">
      <style:text-properties officeooo:paragraph-rsid="00257aa5"/>
    </style:style>
    <style:style style:name="P73" style:family="paragraph" style:parent-style-name="Preformatted_20_Text" style:list-style-name="L4">
      <style:text-properties style:text-underline-style="none" officeooo:rsid="0025ff93" officeooo:paragraph-rsid="0025ff93"/>
    </style:style>
    <style:style style:name="P74" style:family="paragraph" style:parent-style-name="Preformatted_20_Text" style:list-style-name="L5">
      <style:text-properties style:text-underline-style="none" officeooo:rsid="00292e9a" officeooo:paragraph-rsid="00292e9a"/>
    </style:style>
    <style:style style:name="P75" style:family="paragraph" style:parent-style-name="Preformatted_20_Text" style:list-style-name="L15">
      <style:text-properties style:text-underline-style="none" officeooo:rsid="0056b0b1" officeooo:paragraph-rsid="00571089"/>
    </style:style>
    <style:style style:name="P76" style:family="paragraph" style:parent-style-name="Preformatted_20_Text">
      <style:text-properties style:text-underline-style="none" fo:font-weight="normal" officeooo:rsid="002a3b62" officeooo:paragraph-rsid="002a3b62" style:font-weight-asian="normal" style:font-weight-complex="normal"/>
    </style:style>
    <style:style style:name="P77" style:family="paragraph" style:parent-style-name="Preformatted_20_Text" style:list-style-name="L11">
      <style:text-properties officeooo:paragraph-rsid="002a3b62"/>
    </style:style>
    <style:style style:name="P78" style:family="paragraph" style:parent-style-name="Preformatted_20_Text" style:list-style-name="L15">
      <style:text-properties officeooo:paragraph-rsid="0056b0b1"/>
    </style:style>
    <style:style style:name="P79" style:family="paragraph" style:parent-style-name="Preformatted_20_Text" style:list-style-name="L15">
      <style:text-properties officeooo:paragraph-rsid="00586173"/>
    </style:style>
    <style:style style:name="P80" style:family="paragraph" style:parent-style-name="Preformatted_20_Text" style:list-style-name="L15">
      <style:text-properties officeooo:paragraph-rsid="00571089"/>
    </style:style>
    <style:style style:name="P81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59e780" officeooo:paragraph-rsid="0059a97b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2" style:family="paragraph" style:parent-style-name="Preformatted_20_Text" style:list-style-name="L20">
      <style:paragraph-properties style:writing-mode="lr-tb"/>
      <style:text-properties style:font-name="Calibri" fo:font-size="11pt" fo:font-style="normal" style:text-underline-style="none" fo:font-weight="normal" officeooo:rsid="0059e780" officeooo:paragraph-rsid="0059a97b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3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5a8728" officeooo:paragraph-rsid="005a8728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4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5b44ba" officeooo:paragraph-rsid="005b44ba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5" style:family="paragraph" style:parent-style-name="Preformatted_20_Text" style:list-style-name="L19">
      <style:paragraph-properties style:writing-mode="lr-tb"/>
      <style:text-properties style:font-name="Calibri" fo:font-size="11pt" fo:font-style="normal" style:text-underline-style="none" fo:font-weight="normal" officeooo:rsid="005b44ba" officeooo:paragraph-rsid="005b44ba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6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5b9593" officeooo:paragraph-rsid="005b9593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7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5f188d" officeooo:paragraph-rsid="005f188d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8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619e6b" officeooo:paragraph-rsid="00619e6b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89" style:family="paragraph" style:parent-style-name="Preformatted_20_Text" style:list-style-name="L24">
      <style:paragraph-properties style:writing-mode="lr-tb"/>
      <style:text-properties style:font-name="Calibri" fo:font-size="11pt" fo:font-style="normal" style:text-underline-style="none" fo:font-weight="normal" officeooo:rsid="0064958b" officeooo:paragraph-rsid="0063f45e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0" style:family="paragraph" style:parent-style-name="Preformatted_20_Text" style:list-style-name="L26">
      <style:paragraph-properties style:writing-mode="lr-tb"/>
      <style:text-properties style:font-name="Calibri" fo:font-size="11pt" fo:font-style="normal" style:text-underline-style="none" fo:font-weight="normal" officeooo:rsid="00655f12" officeooo:paragraph-rsid="00655f12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1" style:family="paragraph" style:parent-style-name="Preformatted_20_Text" style:list-style-name="L26">
      <style:paragraph-properties style:writing-mode="lr-tb"/>
      <style:text-properties style:font-name="Calibri" fo:font-size="11pt" fo:font-style="normal" style:text-underline-style="none" fo:font-weight="normal" officeooo:rsid="0065d0c0" officeooo:paragraph-rsid="0065d0c0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2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65d0c0" officeooo:paragraph-rsid="0065d0c0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3" style:family="paragraph" style:parent-style-name="Preformatted_20_Text" style:list-style-name="L28">
      <style:paragraph-properties style:writing-mode="lr-tb"/>
      <style:text-properties style:font-name="Calibri" fo:font-size="11pt" fo:font-style="normal" style:text-underline-style="none" fo:font-weight="normal" officeooo:rsid="00670e56" officeooo:paragraph-rsid="00670e5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4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670e56" officeooo:paragraph-rsid="00670e5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5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6802a8" officeooo:paragraph-rsid="0067414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6" style:family="paragraph" style:parent-style-name="Preformatted_20_Text" style:list-style-name="L29">
      <style:paragraph-properties style:writing-mode="lr-tb"/>
      <style:text-properties style:font-name="Calibri" fo:font-size="11pt" fo:font-style="normal" style:text-underline-style="none" fo:font-weight="normal" officeooo:rsid="006802a8" officeooo:paragraph-rsid="0067414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7" style:family="paragraph" style:parent-style-name="Preformatted_20_Text" style:list-style-name="L30">
      <style:paragraph-properties style:writing-mode="lr-tb"/>
      <style:text-properties style:font-name="Calibri" fo:font-size="11pt" fo:font-style="normal" style:text-underline-style="none" fo:font-weight="normal" officeooo:rsid="006b0846" officeooo:paragraph-rsid="006b084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8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normal" officeooo:rsid="006b0846" officeooo:paragraph-rsid="006b084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99" style:family="paragraph" style:parent-style-name="Preformatted_20_Text" style:list-style-name="L40">
      <style:paragraph-properties style:writing-mode="lr-tb"/>
      <style:text-properties style:font-name="Calibri" fo:font-size="11pt" fo:font-style="normal" style:text-underline-style="none" fo:font-weight="normal" officeooo:rsid="00930db3" officeooo:paragraph-rsid="00930db3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00" style:family="paragraph" style:parent-style-name="Preformatted_20_Text" style:list-style-name="L16">
      <style:paragraph-properties style:writing-mode="lr-tb"/>
      <style:text-properties style:font-name="Calibri" fo:font-size="11pt" fo:font-style="normal" style:text-underline-style="none" fo:font-weight="bold" officeooo:rsid="005b44ba" officeooo:paragraph-rsid="005b44ba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1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bold" officeooo:rsid="00292e9a" officeooo:paragraph-rsid="005b9593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2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bold" officeooo:rsid="00292e9a" officeooo:paragraph-rsid="005d5432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3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bold" officeooo:rsid="00292e9a" officeooo:paragraph-rsid="00609f46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4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bold" officeooo:rsid="00292e9a" officeooo:paragraph-rsid="0063f45e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5" style:family="paragraph" style:parent-style-name="Preformatted_20_Text">
      <style:paragraph-properties style:writing-mode="lr-tb"/>
      <style:text-properties style:font-name="Calibri" fo:font-size="11pt" fo:font-style="normal" style:text-underline-style="none" fo:font-weight="bold" officeooo:rsid="0064958b" officeooo:paragraph-rsid="0063f45e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6" style:family="paragraph" style:parent-style-name="Preformatted_20_Text" style:list-style-name="L25">
      <style:paragraph-properties style:writing-mode="lr-tb"/>
      <style:text-properties style:font-name="Calibri" fo:font-size="11pt" fo:font-style="normal" style:text-underline-style="none" fo:font-weight="bold" officeooo:rsid="0064958b" officeooo:paragraph-rsid="0063f45e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7" style:family="paragraph" style:parent-style-name="Preformatted_20_Text" style:list-style-name="L27">
      <style:paragraph-properties style:writing-mode="lr-tb"/>
      <style:text-properties style:font-name="Calibri" fo:font-size="11pt" fo:font-style="normal" style:text-underline-style="none" fo:font-weight="bold" officeooo:rsid="00670e56" officeooo:paragraph-rsid="00670e56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8" style:family="paragraph" style:parent-style-name="Preformatted_20_Text" style:list-style-name="L41">
      <style:paragraph-properties style:writing-mode="lr-tb"/>
      <style:text-properties style:font-name="Calibri" fo:font-size="11pt" fo:font-style="normal" style:text-underline-style="none" fo:font-weight="bold" officeooo:rsid="00985cf3" officeooo:paragraph-rsid="00985cf3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09" style:family="paragraph" style:parent-style-name="Preformatted_20_Text">
      <style:paragraph-properties style:writing-mode="lr-tb"/>
      <style:text-properties style:font-name="Calibri" fo:font-size="11pt" fo:font-style="normal" style:text-underline-style="solid" style:text-underline-width="auto" style:text-underline-color="font-color" fo:font-weight="bold" officeooo:rsid="00292e9a" officeooo:paragraph-rsid="005a8728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P110" style:family="paragraph" style:parent-style-name="Preformatted_20_Text">
      <style:paragraph-properties style:writing-mode="lr-tb"/>
      <style:text-properties style:font-name="Calibri" fo:font-size="11pt" fo:font-style="normal" style:text-underline-style="solid" style:text-underline-width="auto" style:text-underline-color="font-color" fo:font-weight="normal" officeooo:rsid="00673f11" officeooo:paragraph-rsid="00673f11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11" style:family="paragraph" style:parent-style-name="Preformatted_20_Text">
      <style:paragraph-properties style:writing-mode="lr-tb"/>
      <style:text-properties style:font-name="Calibri" fo:font-size="11pt" fo:font-style="normal" style:text-underline-style="solid" style:text-underline-width="auto" style:text-underline-color="font-color" fo:font-weight="normal" officeooo:rsid="00674146" officeooo:paragraph-rsid="0067414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112" style:family="paragraph" style:parent-style-name="Preformatted_20_Text" style:list-style-name="L17">
      <style:paragraph-properties style:writing-mode="lr-tb"/>
      <style:text-properties style:text-underline-style="none" fo:font-weight="normal" officeooo:rsid="005b44ba" officeooo:paragraph-rsid="005b44ba" style:font-weight-asian="normal" style:font-weight-complex="normal"/>
    </style:style>
    <style:style style:name="P113" style:family="paragraph" style:parent-style-name="Preformatted_20_Text" style:list-style-name="L18">
      <style:paragraph-properties style:writing-mode="lr-tb"/>
      <style:text-properties style:text-underline-style="none" fo:font-weight="normal" officeooo:rsid="005b44ba" officeooo:paragraph-rsid="005b44ba" style:font-weight-asian="normal" style:font-weight-complex="normal"/>
    </style:style>
    <style:style style:name="P114" style:family="paragraph" style:parent-style-name="Preformatted_20_Text">
      <style:paragraph-properties style:writing-mode="lr-tb"/>
      <style:text-properties style:text-underline-style="none" fo:font-weight="normal" officeooo:rsid="007303c9" officeooo:paragraph-rsid="007303c9" style:font-weight-asian="normal" style:font-weight-complex="normal"/>
    </style:style>
    <style:style style:name="P115" style:family="paragraph" style:parent-style-name="Preformatted_20_Text">
      <style:paragraph-properties style:writing-mode="lr-tb"/>
      <style:text-properties style:text-underline-style="none" fo:font-weight="normal" officeooo:rsid="00774993" officeooo:paragraph-rsid="00774993" style:font-weight-asian="normal" style:font-weight-complex="normal"/>
    </style:style>
    <style:style style:name="P116" style:family="paragraph" style:parent-style-name="Preformatted_20_Text">
      <style:paragraph-properties style:writing-mode="lr-tb"/>
      <style:text-properties style:text-underline-style="none" fo:font-weight="normal" officeooo:rsid="00791f6a" officeooo:paragraph-rsid="00791f6a" style:font-weight-asian="normal" style:font-weight-complex="normal"/>
    </style:style>
    <style:style style:name="P117" style:family="paragraph" style:parent-style-name="Preformatted_20_Text">
      <style:paragraph-properties style:writing-mode="lr-tb"/>
      <style:text-properties style:text-underline-style="none" fo:font-weight="normal" officeooo:rsid="007dc338" officeooo:paragraph-rsid="007dc338" style:font-weight-asian="normal" style:font-weight-complex="normal"/>
    </style:style>
    <style:style style:name="P118" style:family="paragraph" style:parent-style-name="Preformatted_20_Text" style:list-style-name="L34">
      <style:paragraph-properties style:writing-mode="lr-tb"/>
      <style:text-properties style:text-underline-style="none" fo:font-weight="normal" officeooo:rsid="007dc94a" officeooo:paragraph-rsid="007dc94a" style:font-weight-asian="normal" style:font-weight-complex="normal"/>
    </style:style>
    <style:style style:name="P119" style:family="paragraph" style:parent-style-name="Preformatted_20_Text">
      <style:paragraph-properties style:writing-mode="lr-tb"/>
      <style:text-properties style:text-underline-style="none" fo:font-weight="normal" officeooo:rsid="007e2bda" officeooo:paragraph-rsid="007e2bda" style:font-weight-asian="normal" style:font-weight-complex="normal"/>
    </style:style>
    <style:style style:name="P120" style:family="paragraph" style:parent-style-name="Preformatted_20_Text" style:list-style-name="L35">
      <style:paragraph-properties style:writing-mode="lr-tb"/>
      <style:text-properties style:text-underline-style="none" fo:font-weight="normal" officeooo:rsid="007e2bda" officeooo:paragraph-rsid="007e2bda" style:font-weight-asian="normal" style:font-weight-complex="normal"/>
    </style:style>
    <style:style style:name="P121" style:family="paragraph" style:parent-style-name="Preformatted_20_Text">
      <style:paragraph-properties style:writing-mode="lr-tb"/>
      <style:text-properties style:text-underline-style="none" fo:font-weight="normal" officeooo:rsid="0080d6e2" officeooo:paragraph-rsid="0080d6e2" style:font-weight-asian="normal" style:font-weight-complex="normal"/>
    </style:style>
    <style:style style:name="P122" style:family="paragraph" style:parent-style-name="Preformatted_20_Text" style:list-style-name="L37">
      <style:paragraph-properties style:writing-mode="lr-tb"/>
      <style:text-properties style:text-underline-style="none" fo:font-weight="normal" officeooo:rsid="0080d6e2" officeooo:paragraph-rsid="0080d6e2" style:font-weight-asian="normal" style:font-weight-complex="normal"/>
    </style:style>
    <style:style style:name="P123" style:family="paragraph" style:parent-style-name="Preformatted_20_Text">
      <style:paragraph-properties style:writing-mode="lr-tb"/>
      <style:text-properties style:text-underline-style="none" fo:font-weight="normal" officeooo:rsid="008266ef" officeooo:paragraph-rsid="008266ef" style:font-weight-asian="normal" style:font-weight-complex="normal"/>
    </style:style>
    <style:style style:name="P124" style:family="paragraph" style:parent-style-name="Preformatted_20_Text" style:list-style-name="L37">
      <style:paragraph-properties style:writing-mode="lr-tb"/>
      <style:text-properties style:text-underline-style="none" fo:font-weight="normal" officeooo:rsid="008266ef" officeooo:paragraph-rsid="008266ef" style:font-weight-asian="normal" style:font-weight-complex="normal"/>
    </style:style>
    <style:style style:name="P125" style:family="paragraph" style:parent-style-name="Preformatted_20_Text">
      <style:paragraph-properties style:writing-mode="lr-tb"/>
      <style:text-properties style:text-underline-style="none" fo:font-weight="normal" officeooo:rsid="008a34ca" officeooo:paragraph-rsid="008a34ca" style:font-weight-asian="normal" style:font-weight-complex="normal"/>
    </style:style>
    <style:style style:name="P126" style:family="paragraph" style:parent-style-name="Preformatted_20_Text">
      <style:paragraph-properties style:writing-mode="lr-tb"/>
      <style:text-properties style:text-underline-style="none" officeooo:rsid="007303c9" officeooo:paragraph-rsid="007303c9"/>
    </style:style>
    <style:style style:name="P127" style:family="paragraph" style:parent-style-name="Preformatted_20_Text">
      <style:paragraph-properties style:writing-mode="lr-tb"/>
      <style:text-properties style:text-underline-style="none" officeooo:rsid="00741c5d" officeooo:paragraph-rsid="00741c5d"/>
    </style:style>
    <style:style style:name="P128" style:family="paragraph" style:parent-style-name="Preformatted_20_Text" style:list-style-name="L31">
      <style:paragraph-properties style:writing-mode="lr-tb"/>
      <style:text-properties style:text-underline-style="none" officeooo:rsid="00741c5d" officeooo:paragraph-rsid="00741c5d"/>
    </style:style>
    <style:style style:name="P129" style:family="paragraph" style:parent-style-name="Preformatted_20_Text">
      <style:paragraph-properties style:writing-mode="lr-tb"/>
      <style:text-properties style:text-underline-style="none" officeooo:rsid="00774993" officeooo:paragraph-rsid="00774993"/>
    </style:style>
    <style:style style:name="P130" style:family="paragraph" style:parent-style-name="Preformatted_20_Text">
      <style:paragraph-properties style:writing-mode="lr-tb"/>
      <style:text-properties style:text-underline-style="none" officeooo:rsid="0078517d" officeooo:paragraph-rsid="0078517d"/>
    </style:style>
    <style:style style:name="P131" style:family="paragraph" style:parent-style-name="Preformatted_20_Text" style:list-style-name="L32">
      <style:paragraph-properties style:writing-mode="lr-tb"/>
      <style:text-properties style:text-underline-style="none" officeooo:rsid="0078517d" officeooo:paragraph-rsid="0078517d"/>
    </style:style>
    <style:style style:name="P132" style:family="paragraph" style:parent-style-name="Preformatted_20_Text" style:list-style-name="L33">
      <style:paragraph-properties style:writing-mode="lr-tb"/>
      <style:text-properties style:text-underline-style="none" officeooo:rsid="00791f6a" officeooo:paragraph-rsid="007af781"/>
    </style:style>
    <style:style style:name="P133" style:family="paragraph" style:parent-style-name="Preformatted_20_Text">
      <style:paragraph-properties style:writing-mode="lr-tb"/>
      <style:text-properties style:text-underline-style="none" officeooo:rsid="007c2035" officeooo:paragraph-rsid="007c2035"/>
    </style:style>
    <style:style style:name="P134" style:family="paragraph" style:parent-style-name="Preformatted_20_Text" style:list-style-name="L33">
      <style:paragraph-properties style:writing-mode="lr-tb"/>
      <style:text-properties style:text-underline-style="none" officeooo:rsid="007c2035" officeooo:paragraph-rsid="007c2035"/>
    </style:style>
    <style:style style:name="P135" style:family="paragraph" style:parent-style-name="Preformatted_20_Text">
      <style:paragraph-properties style:writing-mode="lr-tb"/>
      <style:text-properties style:text-underline-style="none" officeooo:rsid="007dc338" officeooo:paragraph-rsid="007dc338"/>
    </style:style>
    <style:style style:name="P136" style:family="paragraph" style:parent-style-name="Preformatted_20_Text">
      <style:paragraph-properties style:writing-mode="lr-tb"/>
      <style:text-properties style:text-underline-style="none" officeooo:rsid="007dc94a" officeooo:paragraph-rsid="007dc94a"/>
    </style:style>
    <style:style style:name="P137" style:family="paragraph" style:parent-style-name="Preformatted_20_Text" style:list-style-name="L21">
      <style:paragraph-properties style:writing-mode="lr-tb"/>
      <style:text-properties fo:font-weight="normal" officeooo:rsid="005b9593" officeooo:paragraph-rsid="005b9593" style:font-weight-asian="normal" style:font-weight-complex="normal"/>
    </style:style>
    <style:style style:name="P138" style:family="paragraph" style:parent-style-name="Preformatted_20_Text" style:list-style-name="L26">
      <style:paragraph-properties style:writing-mode="lr-tb"/>
      <style:text-properties fo:font-weight="normal" officeooo:paragraph-rsid="0063f45e" style:font-weight-asian="normal" style:font-weight-complex="normal"/>
    </style:style>
    <style:style style:name="P139" style:family="paragraph" style:parent-style-name="Preformatted_20_Text" style:list-style-name="L29">
      <style:paragraph-properties style:writing-mode="lr-tb"/>
      <style:text-properties fo:font-weight="normal" officeooo:rsid="00674146" officeooo:paragraph-rsid="00674146" style:font-weight-asian="normal" style:font-weight-complex="normal"/>
    </style:style>
    <style:style style:name="P140" style:family="paragraph" style:parent-style-name="Preformatted_20_Text" style:list-style-name="L22">
      <style:paragraph-properties style:writing-mode="lr-tb"/>
      <style:text-properties officeooo:paragraph-rsid="0062762e"/>
    </style:style>
    <style:style style:name="P141" style:family="paragraph" style:parent-style-name="Preformatted_20_Text" style:list-style-name="L23">
      <style:paragraph-properties style:writing-mode="lr-tb"/>
      <style:text-properties officeooo:paragraph-rsid="0063f45e"/>
    </style:style>
    <style:style style:name="P142" style:family="paragraph" style:parent-style-name="Preformatted_20_Text" style:list-style-name="L24">
      <style:paragraph-properties style:writing-mode="lr-tb"/>
      <style:text-properties officeooo:paragraph-rsid="0063f45e"/>
    </style:style>
    <style:style style:name="P143" style:family="paragraph" style:parent-style-name="Preformatted_20_Text">
      <style:paragraph-properties style:writing-mode="lr-tb"/>
      <style:text-properties officeooo:paragraph-rsid="0071b013"/>
    </style:style>
    <style:style style:name="P144" style:family="paragraph" style:parent-style-name="Preformatted_20_Text" style:list-style-name="L33">
      <style:paragraph-properties style:writing-mode="lr-tb"/>
      <style:text-properties officeooo:paragraph-rsid="00791f6a"/>
    </style:style>
    <style:style style:name="P145" style:family="paragraph" style:parent-style-name="Preformatted_20_Text">
      <style:paragraph-properties style:writing-mode="lr-tb"/>
      <style:text-properties officeooo:paragraph-rsid="0088fc86"/>
    </style:style>
    <style:style style:name="P146" style:family="paragraph" style:parent-style-name="Preformatted_20_Text" style:list-style-name="L38">
      <style:paragraph-properties style:writing-mode="lr-tb"/>
      <style:text-properties officeooo:paragraph-rsid="0088fc86"/>
    </style:style>
    <style:style style:name="P147" style:family="paragraph" style:parent-style-name="Preformatted_20_Text" style:list-style-name="L38">
      <style:paragraph-properties style:writing-mode="lr-tb"/>
      <style:text-properties officeooo:paragraph-rsid="008266ef"/>
    </style:style>
    <style:style style:name="P148" style:family="paragraph" style:parent-style-name="Preformatted_20_Text" style:list-style-name="L38">
      <style:paragraph-properties style:writing-mode="lr-tb"/>
      <style:text-properties officeooo:paragraph-rsid="008794f1"/>
    </style:style>
    <style:style style:name="P149" style:family="paragraph" style:parent-style-name="Preformatted_20_Text">
      <style:paragraph-properties style:writing-mode="lr-tb"/>
      <style:text-properties officeooo:rsid="008b1b2c" officeooo:paragraph-rsid="008b1b2c"/>
    </style:style>
    <style:style style:name="P150" style:family="paragraph" style:parent-style-name="Preformatted_20_Text" style:list-style-name="L39">
      <style:paragraph-properties style:writing-mode="lr-tb"/>
      <style:text-properties officeooo:rsid="008c8af5" officeooo:paragraph-rsid="008c8af5"/>
    </style:style>
    <style:style style:name="P151" style:family="paragraph" style:parent-style-name="Preformatted_20_Text">
      <style:paragraph-properties style:writing-mode="lr-tb"/>
      <style:text-properties officeooo:rsid="008e5014" officeooo:paragraph-rsid="008e5014"/>
    </style:style>
    <style:style style:name="P152" style:family="paragraph" style:parent-style-name="Preformatted_20_Text" style:list-style-name="L39">
      <style:paragraph-properties style:writing-mode="lr-tb"/>
      <style:text-properties officeooo:rsid="008e5014" officeooo:paragraph-rsid="008e5014"/>
    </style:style>
    <style:style style:name="P153" style:family="paragraph" style:parent-style-name="Preformatted_20_Text" style:list-style-name="L39">
      <style:paragraph-properties style:writing-mode="lr-tb"/>
      <style:text-properties officeooo:rsid="008faa1a" officeooo:paragraph-rsid="008faa1a"/>
    </style:style>
    <style:style style:name="P154" style:family="paragraph" style:parent-style-name="Preformatted_20_Text">
      <style:paragraph-properties style:writing-mode="lr-tb"/>
      <style:text-properties officeooo:paragraph-rsid="009126f4"/>
    </style:style>
    <style:style style:name="P155" style:family="paragraph" style:parent-style-name="Preformatted_20_Text">
      <style:paragraph-properties style:writing-mode="lr-tb"/>
      <style:text-properties officeooo:rsid="00930db3" officeooo:paragraph-rsid="00930db3"/>
    </style:style>
    <style:style style:name="P156" style:family="paragraph" style:parent-style-name="Preformatted_20_Text" style:list-style-name="L40">
      <style:paragraph-properties style:writing-mode="lr-tb"/>
      <style:text-properties officeooo:rsid="00930db3" officeooo:paragraph-rsid="00930db3"/>
    </style:style>
    <style:style style:name="T1" style:family="text">
      <style:text-properties style:font-name="Calibri" fo:font-size="11pt" style:font-size-asian="11pt" style:font-size-complex="11pt"/>
    </style:style>
    <style:style style:name="T2" style:family="text">
      <style:text-properties style:font-name="Calibri" fo:font-size="11pt" officeooo:rsid="0022d166" style:font-size-asian="11pt" style:font-size-complex="11pt"/>
    </style:style>
    <style:style style:name="T3" style:family="text">
      <style:text-properties style:font-name="Calibri" fo:font-size="11pt" officeooo:rsid="00257aa5" style:font-size-asian="11pt" style:font-size-complex="11pt"/>
    </style:style>
    <style:style style:name="T4" style:family="text">
      <style:text-properties style:font-name="Calibri" fo:font-size="11pt" officeooo:rsid="0025ff93" style:font-size-asian="11pt" style:font-size-complex="11pt"/>
    </style:style>
    <style:style style:name="T5" style:family="text">
      <style:text-properties style:font-name="Calibri" fo:font-size="11pt" officeooo:rsid="00292ecb" style:font-size-asian="11pt" style:font-size-complex="11pt"/>
    </style:style>
    <style:style style:name="T6" style:family="text">
      <style:text-properties style:font-name="Calibri" fo:font-size="11pt" officeooo:rsid="002a3b62" style:font-size-asian="11pt" style:font-size-complex="11pt"/>
    </style:style>
    <style:style style:name="T7" style:family="text">
      <style:text-properties style:font-name="Calibri" fo:font-size="11pt" style:text-underline-style="solid" style:text-underline-width="auto" style:text-underline-color="font-color" officeooo:rsid="0022d166" style:font-size-asian="11pt" style:font-size-complex="11pt"/>
    </style:style>
    <style:style style:name="T8" style:family="text">
      <style:text-properties style:font-name="Calibri" fo:font-size="11pt" style:text-underline-style="solid" style:text-underline-width="auto" style:text-underline-color="font-color" fo:font-weight="bold" style:font-name-asian="NSimSun1" style:font-size-asian="11pt" style:font-weight-asian="bold" style:font-name-complex="Courier New" style:font-size-complex="11pt" style:font-weight-complex="bold"/>
    </style:style>
    <style:style style:name="T9" style:family="text">
      <style:text-properties style:font-name="Calibri" fo:font-size="11pt" style:text-underline-style="solid" style:text-underline-width="auto" style:text-underline-color="font-color" fo:font-weight="bold" officeooo:rsid="00292e9a" style:font-name-asian="NSimSun1" style:font-size-asian="11pt" style:font-weight-asian="bold" style:font-name-complex="Courier New" style:font-size-complex="11pt" style:font-weight-complex="bold"/>
    </style:style>
    <style:style style:name="T10" style:family="text">
      <style:text-properties style:font-name="Calibri" fo:font-size="11pt" style:text-underline-style="solid" style:text-underline-width="auto" style:text-underline-color="font-color" officeooo:rsid="0022d166" style:font-name-asian="NSimSun1" style:font-size-asian="11pt" style:font-name-complex="Courier New" style:font-size-complex="11pt"/>
    </style:style>
    <style:style style:name="T11" style:family="text">
      <style:text-properties style:font-name="Calibri" fo:font-size="11pt" style:text-underline-style="solid" style:text-underline-width="auto" style:text-underline-color="font-color" fo:font-weight="normal" officeooo:rsid="0022d166" style:font-name-asian="NSimSun1" style:font-size-asian="11pt" style:font-weight-asian="normal" style:font-name-complex="Courier New" style:font-size-complex="11pt" style:font-weight-complex="normal"/>
    </style:style>
    <style:style style:name="T12" style:family="text">
      <style:text-properties style:font-name="Calibri" fo:font-size="11pt" style:text-underline-style="none" fo:font-weight="bold" officeooo:rsid="00292e9a" style:font-name-asian="NSimSun1" style:font-size-asian="11pt" style:font-weight-asian="bold" style:font-name-complex="Courier New" style:font-size-complex="11pt" style:font-weight-complex="bold"/>
    </style:style>
    <style:style style:name="T13" style:family="text">
      <style:text-properties style:font-name="Calibri" fo:font-size="11pt" style:text-underline-style="none" fo:font-weight="bold" officeooo:rsid="004b4e5e" style:font-name-asian="NSimSun1" style:font-size-asian="11pt" style:font-weight-asian="bold" style:font-name-complex="Courier New" style:font-size-complex="11pt" style:font-weight-complex="bold"/>
    </style:style>
    <style:style style:name="T14" style:family="text">
      <style:text-properties style:font-name="Calibri" fo:font-size="11pt" style:text-underline-style="none" fo:font-weight="normal" officeooo:rsid="0040b2e8" style:font-name-asian="NSimSun1" style:font-size-asian="11pt" style:font-weight-asian="normal" style:font-name-complex="Courier New" style:font-size-complex="11pt" style:font-weight-complex="normal"/>
    </style:style>
    <style:style style:name="T15" style:family="text">
      <style:text-properties style:font-name="Calibri" fo:font-size="11pt" style:text-underline-style="none" fo:font-weight="normal" officeooo:rsid="00455aa2" style:font-name-asian="NSimSun1" style:font-size-asian="11pt" style:font-weight-asian="normal" style:font-name-complex="Courier New" style:font-size-complex="11pt" style:font-weight-complex="normal"/>
    </style:style>
    <style:style style:name="T16" style:family="text">
      <style:text-properties style:font-name="Calibri" fo:font-size="11pt" fo:font-style="normal" style:text-underline-style="solid" style:text-underline-width="auto" style:text-underline-color="font-color" fo:font-weight="bold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7" style:family="text">
      <style:text-properties style:font-name="Calibri" fo:font-size="11pt" fo:font-style="normal" style:text-underline-style="solid" style:text-underline-width="auto" style:text-underline-color="font-color" fo:font-weight="bold" officeooo:rsid="00292e9a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8" style:family="text">
      <style:text-properties style:font-name="Calibri" fo:font-size="11pt" fo:font-style="normal" style:text-underline-style="solid" style:text-underline-width="auto" style:text-underline-color="font-color" fo:font-weight="bold" officeooo:rsid="007f58b9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19" style:family="text">
      <style:text-properties style:font-name="Calibri" fo:font-size="11pt" fo:font-style="normal" style:text-underline-style="solid" style:text-underline-width="auto" style:text-underline-color="font-color" fo:font-weight="bold" officeooo:rsid="009126f4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20" style:family="text">
      <style:text-properties style:font-name="Calibri" fo:font-size="11pt" fo:font-style="normal" style:text-underline-style="solid" style:text-underline-width="auto" style:text-underline-color="font-color" style:font-name-asian="NSimSun1" style:font-size-asian="11pt" style:font-style-asian="normal" style:font-name-complex="Courier New" style:font-size-complex="11pt" style:font-style-complex="normal"/>
    </style:style>
    <style:style style:name="T21" style:family="text">
      <style:text-properties style:font-name="Calibri" fo:font-size="11pt" fo:font-style="normal" style:text-underline-style="solid" style:text-underline-width="auto" style:text-underline-color="font-color" officeooo:rsid="005b44ba" style:font-name-asian="NSimSun1" style:font-size-asian="11pt" style:font-style-asian="normal" style:font-name-complex="Courier New" style:font-size-complex="11pt" style:font-style-complex="normal"/>
    </style:style>
    <style:style style:name="T22" style:family="text">
      <style:text-properties style:font-name="Calibri" fo:font-size="11pt" fo:font-style="normal" style:text-underline-style="solid" style:text-underline-width="auto" style:text-underline-color="font-color" officeooo:rsid="0078517d" style:font-name-asian="NSimSun1" style:font-size-asian="11pt" style:font-style-asian="normal" style:font-name-complex="Courier New" style:font-size-complex="11pt" style:font-style-complex="normal"/>
    </style:style>
    <style:style style:name="T23" style:family="text">
      <style:text-properties style:font-name="Calibri" fo:font-size="11pt" fo:font-style="normal" style:text-underline-style="solid" style:text-underline-width="auto" style:text-underline-color="font-color" officeooo:rsid="0093d289" style:font-name-asian="NSimSun1" style:font-size-asian="11pt" style:font-style-asian="normal" style:font-name-complex="Courier New" style:font-size-complex="11pt" style:font-style-complex="normal"/>
    </style:style>
    <style:style style:name="T24" style:family="text">
      <style:text-properties style:font-name="Calibri" fo:font-size="11pt" fo:font-style="normal" style:text-underline-style="solid" style:text-underline-width="auto" style:text-underline-color="font-color" officeooo:rsid="0022d166" style:font-name-asian="NSimSun1" style:font-size-asian="11pt" style:font-style-asian="normal" style:font-name-complex="Courier New" style:font-size-complex="11pt" style:font-style-complex="normal"/>
    </style:style>
    <style:style style:name="T25" style:family="text">
      <style:text-properties style:font-name="Calibri" fo:font-size="11pt" fo:font-style="normal" style:text-underline-style="solid" style:text-underline-width="auto" style:text-underline-color="font-color" fo:font-weight="normal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6" style:family="text">
      <style:text-properties style:font-name="Calibri" fo:font-size="11pt" fo:font-style="normal" style:text-underline-style="solid" style:text-underline-width="auto" style:text-underline-color="font-color" fo:font-weight="normal" officeooo:rsid="0056b0b1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7" style:family="text">
      <style:text-properties style:font-name="Calibri" fo:font-size="11pt" fo:font-style="normal" style:text-underline-style="solid" style:text-underline-width="auto" style:text-underline-color="font-color" fo:font-weight="normal" officeooo:rsid="008794f1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8" style:family="text">
      <style:text-properties style:font-name="Calibri" fo:font-size="11pt" fo:font-style="normal" style:text-underline-style="solid" style:text-underline-width="auto" style:text-underline-color="font-color" fo:font-weight="normal" officeooo:rsid="008bc6ca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29" style:family="text">
      <style:text-properties style:font-name="Calibri" fo:font-size="11pt" fo:font-style="normal" style:text-underline-style="none" fo:font-weight="bold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0" style:family="text">
      <style:text-properties style:font-name="Calibri" fo:font-size="11pt" fo:font-style="normal" style:text-underline-style="none" fo:font-weight="bold" officeooo:rsid="00292e9a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1" style:family="text">
      <style:text-properties style:font-name="Calibri" fo:font-size="11pt" fo:font-style="normal" style:text-underline-style="none" fo:font-weight="bold" officeooo:rsid="004dee23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2" style:family="text">
      <style:text-properties style:font-name="Calibri" fo:font-size="11pt" fo:font-style="normal" style:text-underline-style="none" fo:font-weight="bold" officeooo:rsid="0052bc23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3" style:family="text">
      <style:text-properties style:font-name="Calibri" fo:font-size="11pt" fo:font-style="normal" style:text-underline-style="none" fo:font-weight="bold" officeooo:rsid="0056b0b1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4" style:family="text">
      <style:text-properties style:font-name="Calibri" fo:font-size="11pt" fo:font-style="normal" style:text-underline-style="none" fo:font-weight="bold" officeooo:rsid="005a8728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5" style:family="text">
      <style:text-properties style:font-name="Calibri" fo:font-size="11pt" fo:font-style="normal" style:text-underline-style="none" fo:font-weight="bold" officeooo:rsid="005b9593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6" style:family="text">
      <style:text-properties style:font-name="Calibri" fo:font-size="11pt" fo:font-style="normal" style:text-underline-style="none" fo:font-weight="bold" officeooo:rsid="005d5432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7" style:family="text">
      <style:text-properties style:font-name="Calibri" fo:font-size="11pt" fo:font-style="normal" style:text-underline-style="none" fo:font-weight="bold" officeooo:rsid="00609f46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8" style:family="text">
      <style:text-properties style:font-name="Calibri" fo:font-size="11pt" fo:font-style="normal" style:text-underline-style="none" fo:font-weight="bold" officeooo:rsid="0063f45e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39" style:family="text">
      <style:text-properties style:font-name="Calibri" fo:font-size="11pt" fo:font-style="normal" style:text-underline-style="none" fo:font-weight="bold" officeooo:rsid="0064958b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0" style:family="text">
      <style:text-properties style:font-name="Calibri" fo:font-size="11pt" fo:font-style="normal" style:text-underline-style="none" fo:font-weight="bold" officeooo:rsid="0071b013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1" style:family="text">
      <style:text-properties style:font-name="Calibri" fo:font-size="11pt" fo:font-style="normal" style:text-underline-style="none" fo:font-weight="bold" officeooo:rsid="009126f4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42" style:family="text">
      <style:text-properties style:font-name="Calibri" fo:font-size="11pt" fo:font-style="normal" style:text-underline-style="none" style:font-name-asian="NSimSun1" style:font-size-asian="11pt" style:font-style-asian="normal" style:font-name-complex="Courier New" style:font-size-complex="11pt" style:font-style-complex="normal"/>
    </style:style>
    <style:style style:name="T43" style:family="text">
      <style:text-properties style:font-name="Calibri" fo:font-size="11pt" fo:font-style="normal" style:text-underline-style="none" officeooo:rsid="00292e9a" style:font-name-asian="NSimSun1" style:font-size-asian="11pt" style:font-style-asian="normal" style:font-name-complex="Courier New" style:font-size-complex="11pt" style:font-style-complex="normal"/>
    </style:style>
    <style:style style:name="T44" style:family="text">
      <style:text-properties style:font-name="Calibri" fo:font-size="11pt" fo:font-style="normal" style:text-underline-style="none" officeooo:rsid="0062762e" style:font-name-asian="NSimSun1" style:font-size-asian="11pt" style:font-style-asian="normal" style:font-name-complex="Courier New" style:font-size-complex="11pt" style:font-style-complex="normal"/>
    </style:style>
    <style:style style:name="T45" style:family="text">
      <style:text-properties style:font-name="Calibri" fo:font-size="11pt" fo:font-style="normal" style:text-underline-style="none" officeooo:rsid="0064958b" style:font-name-asian="NSimSun1" style:font-size-asian="11pt" style:font-style-asian="normal" style:font-name-complex="Courier New" style:font-size-complex="11pt" style:font-style-complex="normal"/>
    </style:style>
    <style:style style:name="T46" style:family="text">
      <style:text-properties style:font-name="Calibri" fo:font-size="11pt" fo:font-style="normal" style:text-underline-style="none" officeooo:rsid="00655f12" style:font-name-asian="NSimSun1" style:font-size-asian="11pt" style:font-style-asian="normal" style:font-name-complex="Courier New" style:font-size-complex="11pt" style:font-style-complex="normal"/>
    </style:style>
    <style:style style:name="T47" style:family="text">
      <style:text-properties style:font-name="Calibri" fo:font-size="11pt" fo:font-style="normal" style:text-underline-style="none" officeooo:rsid="006802a8" style:font-name-asian="NSimSun1" style:font-size-asian="11pt" style:font-style-asian="normal" style:font-name-complex="Courier New" style:font-size-complex="11pt" style:font-style-complex="normal"/>
    </style:style>
    <style:style style:name="T48" style:family="text">
      <style:text-properties style:font-name="Calibri" fo:font-size="11pt" fo:font-style="normal" style:text-underline-style="none" fo:font-weight="normal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9" style:family="text">
      <style:text-properties style:font-name="Calibri" fo:font-size="11pt" fo:font-style="normal" style:text-underline-style="none" fo:font-weight="normal" officeooo:rsid="00548fcc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0" style:family="text">
      <style:text-properties style:font-name="Calibri" fo:font-size="11pt" fo:font-style="normal" style:text-underline-style="none" fo:font-weight="normal" officeooo:rsid="00586173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1" style:family="text">
      <style:text-properties style:font-name="Calibri" fo:font-size="11pt" fo:font-style="normal" style:text-underline-style="none" fo:font-weight="normal" officeooo:rsid="0059a97b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2" style:family="text">
      <style:text-properties style:font-name="Calibri" fo:font-size="11pt" fo:font-style="normal" style:text-underline-style="none" fo:font-weight="normal" officeooo:rsid="0059e780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3" style:family="text">
      <style:text-properties style:font-name="Calibri" fo:font-size="11pt" fo:font-style="normal" style:text-underline-style="none" fo:font-weight="normal" officeooo:rsid="00292e9a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4" style:family="text">
      <style:text-properties style:font-name="Calibri" fo:font-size="11pt" fo:font-style="normal" style:text-underline-style="none" fo:font-weight="normal" officeooo:rsid="0062762e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5" style:family="text">
      <style:text-properties style:font-name="Calibri" fo:font-size="11pt" fo:font-style="normal" style:text-underline-style="none" fo:font-weight="normal" officeooo:rsid="0064958b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6" style:family="text">
      <style:text-properties style:font-name="Calibri" fo:font-size="11pt" fo:font-style="normal" style:text-underline-style="none" fo:font-weight="normal" officeooo:rsid="00655f12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7" style:family="text">
      <style:text-properties style:font-name="Calibri" fo:font-size="11pt" fo:font-style="normal" style:text-underline-style="none" fo:font-weight="normal" officeooo:rsid="00791f6a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8" style:family="text">
      <style:text-properties style:font-name="Calibri" fo:font-size="11pt" fo:font-style="normal" style:text-underline-style="none" fo:font-weight="normal" officeooo:rsid="008266ef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59" style:family="text">
      <style:text-properties style:font-name="Calibri" fo:font-size="11pt" fo:font-style="normal" style:text-underline-style="none" fo:font-weight="normal" officeooo:rsid="008794f1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0" style:family="text">
      <style:text-properties style:font-name="Calibri" fo:font-size="11pt" fo:font-style="normal" style:text-underline-style="none" fo:font-weight="normal" officeooo:rsid="0088fc86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1" style:family="text">
      <style:text-properties style:font-name="Calibri" fo:font-size="11pt" fo:font-style="normal" style:text-underline-style="none" fo:font-weight="normal" officeooo:rsid="008bc6ca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2" style:family="text">
      <style:text-properties style:font-name="Calibri" fo:font-size="11pt" fo:font-style="normal" style:text-underline-style="none" fo:font-weight="normal" officeooo:rsid="008e5014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63" style:family="text">
      <style:text-properties style:font-name="Calibri" fo:font-size="11pt" fo:font-style="normal" style:font-name-asian="NSimSun1" style:font-size-asian="11pt" style:font-style-asian="normal" style:font-name-complex="Courier New" style:font-size-complex="11pt" style:font-style-complex="normal"/>
    </style:style>
    <style:style style:name="T64" style:family="text">
      <style:text-properties style:font-name="Calibri" fo:font-size="11pt" fo:font-style="normal" officeooo:rsid="00292e9a" style:font-name-asian="NSimSun1" style:font-size-asian="11pt" style:font-style-asian="normal" style:font-name-complex="Courier New" style:font-size-complex="11pt" style:font-style-complex="normal"/>
    </style:style>
    <style:style style:name="T65" style:family="text">
      <style:text-properties style:font-name="Calibri" fo:font-size="11pt" fo:font-style="normal" officeooo:rsid="00500c93" style:font-name-asian="NSimSun1" style:font-size-asian="11pt" style:font-style-asian="normal" style:font-name-complex="Courier New" style:font-size-complex="11pt" style:font-style-complex="normal"/>
    </style:style>
    <style:style style:name="T66" style:family="text">
      <style:text-properties style:font-name="Calibri" fo:font-size="11pt" fo:font-style="normal" officeooo:rsid="00506449" style:font-name-asian="NSimSun1" style:font-size-asian="11pt" style:font-style-asian="normal" style:font-name-complex="Courier New" style:font-size-complex="11pt" style:font-style-complex="normal"/>
    </style:style>
    <style:style style:name="T67" style:family="text">
      <style:text-properties style:font-name="Calibri" fo:font-size="11pt" fo:font-style="normal" officeooo:rsid="007f3fc6" style:font-name-asian="NSimSun1" style:font-size-asian="11pt" style:font-style-asian="normal" style:font-name-complex="Courier New" style:font-size-complex="11pt" style:font-style-complex="normal"/>
    </style:style>
    <style:style style:name="T68" style:family="text">
      <style:text-properties style:font-name="Calibri" fo:font-size="11pt" fo:font-style="normal" officeooo:rsid="007f58b9" style:font-name-asian="NSimSun1" style:font-size-asian="11pt" style:font-style-asian="normal" style:font-name-complex="Courier New" style:font-size-complex="11pt" style:font-style-complex="normal"/>
    </style:style>
    <style:style style:name="T69" style:family="text">
      <style:text-properties style:font-name="Calibri" fo:font-size="11pt" fo:font-style="normal" officeooo:rsid="008266ef" style:font-name-asian="NSimSun1" style:font-size-asian="11pt" style:font-style-asian="normal" style:font-name-complex="Courier New" style:font-size-complex="11pt" style:font-style-complex="normal"/>
    </style:style>
    <style:style style:name="T70" style:family="text">
      <style:text-properties style:font-name="Calibri" fo:font-size="11pt" fo:font-style="normal" officeooo:rsid="00935397" style:font-name-asian="NSimSun1" style:font-size-asian="11pt" style:font-style-asian="normal" style:font-name-complex="Courier New" style:font-size-complex="11pt" style:font-style-complex="normal"/>
    </style:style>
    <style:style style:name="T71" style:family="text">
      <style:text-properties style:font-name="Calibri" fo:font-size="11pt" fo:font-style="normal" officeooo:rsid="0095180d" style:font-name-asian="NSimSun1" style:font-size-asian="11pt" style:font-style-asian="normal" style:font-name-complex="Courier New" style:font-size-complex="11pt" style:font-style-complex="normal"/>
    </style:style>
    <style:style style:name="T72" style:family="text">
      <style:text-properties style:font-name="Calibri" fo:font-size="11pt" fo:font-style="normal" officeooo:rsid="0022d166" style:font-name-asian="NSimSun1" style:font-size-asian="11pt" style:font-style-asian="normal" style:font-name-complex="Courier New" style:font-size-complex="11pt" style:font-style-complex="normal"/>
    </style:style>
    <style:style style:name="T73" style:family="text">
      <style:text-properties style:font-name="Calibri" fo:font-size="11pt" fo:font-style="normal" fo:font-weight="normal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74" style:family="text">
      <style:text-properties style:font-name="Calibri" fo:font-size="11pt" fo:font-style="normal" fo:font-weight="normal" officeooo:rsid="00571089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75" style:family="text">
      <style:text-properties style:font-name="Calibri" fo:font-size="11pt" fo:font-style="normal" fo:font-weight="normal" officeooo:rsid="00586173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76" style:family="text">
      <style:text-properties style:font-name="Calibri" fo:font-size="11pt" fo:font-style="normal" fo:font-weight="normal" officeooo:rsid="007af781" style:font-name-asian="NSimSun1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77" style:family="text">
      <style:text-properties style:font-name="Calibri" fo:font-size="11pt" fo:font-style="normal" fo:font-weight="bold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8" style:family="text">
      <style:text-properties style:font-name="Calibri" fo:font-size="11pt" fo:font-style="normal" fo:font-weight="bold" officeooo:rsid="0078517d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79" style:family="text">
      <style:text-properties style:font-name="Calibri" fo:font-size="11pt" fo:font-style="normal" fo:font-weight="bold" officeooo:rsid="007f58b9" style:font-name-asian="NSimSun1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T80" style:family="text">
      <style:text-properties style:font-name="Calibri" fo:font-size="11pt" fo:font-style="italic" style:text-underline-style="none" fo:font-weight="normal" officeooo:rsid="00571089" style:font-name-asian="NSimSun1" style:font-size-asian="11pt" style:font-style-asian="italic" style:font-weight-asian="normal" style:font-name-complex="Courier New" style:font-size-complex="11pt" style:font-style-complex="italic" style:font-weight-complex="normal"/>
    </style:style>
    <style:style style:name="T81" style:family="text">
      <style:text-properties style:font-name="Calibri" fo:font-size="11pt" fo:font-style="italic" style:text-underline-style="none" fo:font-weight="bold" officeooo:rsid="0056b0b1" style:font-name-asian="NSimSun1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82" style:family="text">
      <style:text-properties style:font-name="Calibri" fo:font-size="11pt" fo:font-style="italic" style:text-underline-style="none" fo:font-weight="bold" officeooo:rsid="00571089" style:font-name-asian="NSimSun1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83" style:family="text">
      <style:text-properties style:font-name="Calibri" fo:font-size="11pt" fo:font-style="italic" fo:font-weight="bold" style:font-name-asian="NSimSun1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84" style:family="text">
      <style:text-properties style:font-name="Calibri" fo:font-size="11pt" fo:font-style="italic" fo:font-weight="bold" officeooo:rsid="00571089" style:font-name-asian="NSimSun1" style:font-size-asian="11pt" style:font-style-asian="italic" style:font-weight-asian="bold" style:font-name-complex="Courier New" style:font-size-complex="11pt" style:font-style-complex="italic" style:font-weight-complex="bold"/>
    </style:style>
    <style:style style:name="T85" style:family="text">
      <style:text-properties style:font-name="Calibri" fo:font-size="11pt" fo:font-style="italic" style:font-name-asian="NSimSun1" style:font-size-asian="11pt" style:font-style-asian="italic" style:font-name-complex="Courier New" style:font-size-complex="11pt" style:font-style-complex="italic"/>
    </style:style>
    <style:style style:name="T86" style:family="text">
      <style:text-properties style:font-name="Calibri" fo:font-size="11pt" fo:font-style="italic" officeooo:rsid="0022d166" style:font-name-asian="NSimSun1" style:font-size-asian="11pt" style:font-style-asian="italic" style:font-name-complex="Courier New" style:font-size-complex="11pt" style:font-style-complex="italic"/>
    </style:style>
    <style:style style:name="T87" style:family="text">
      <style:text-properties style:font-name="Calibri" fo:font-size="11pt" officeooo:rsid="0022d166" style:font-name-asian="NSimSun1" style:font-size-asian="11pt" style:font-name-complex="Courier New" style:font-size-complex="11pt"/>
    </style:style>
    <style:style style:name="T88" style:family="text">
      <style:text-properties style:text-underline-style="solid" style:text-underline-width="auto" style:text-underline-color="font-color"/>
    </style:style>
    <style:style style:name="T89" style:family="text">
      <style:text-properties style:text-underline-style="solid" style:text-underline-width="auto" style:text-underline-color="font-color" fo:font-weight="normal" officeooo:rsid="002dd3b3" style:font-weight-asian="normal" style:font-weight-complex="normal"/>
    </style:style>
    <style:style style:name="T90" style:family="text">
      <style:text-properties style:text-underline-style="solid" style:text-underline-width="auto" style:text-underline-color="font-color" fo:font-weight="normal" officeooo:rsid="002e71a5" style:font-weight-asian="normal" style:font-weight-complex="normal"/>
    </style:style>
    <style:style style:name="T91" style:family="text">
      <style:text-properties style:text-underline-style="solid" style:text-underline-width="auto" style:text-underline-color="font-color" fo:font-weight="normal" officeooo:rsid="00343ab0" style:font-weight-asian="normal" style:font-weight-complex="normal"/>
    </style:style>
    <style:style style:name="T92" style:family="text">
      <style:text-properties style:text-underline-style="solid" style:text-underline-width="auto" style:text-underline-color="font-color" officeooo:rsid="002dd3b3"/>
    </style:style>
    <style:style style:name="T93" style:family="text">
      <style:text-properties style:text-underline-style="solid" style:text-underline-width="auto" style:text-underline-color="font-color" officeooo:rsid="00292e9a"/>
    </style:style>
    <style:style style:name="T94" style:family="text">
      <style:text-properties officeooo:rsid="0020c743"/>
    </style:style>
    <style:style style:name="T95" style:family="text">
      <style:text-properties officeooo:rsid="002d5154"/>
    </style:style>
    <style:style style:name="T9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7" style:family="text">
      <style:text-properties fo:font-style="normal" style:text-underline-style="none" fo:font-weight="bold" officeooo:rsid="00292e9a" style:font-style-asian="normal" style:font-weight-asian="bold" style:font-style-complex="normal" style:font-weight-complex="bold"/>
    </style:style>
    <style:style style:name="T98" style:family="text">
      <style:text-properties fo:font-weight="normal" style:font-weight-asian="normal" style:font-weight-complex="normal"/>
    </style:style>
    <style:style style:name="T99" style:family="text">
      <style:text-properties fo:font-weight="normal" officeooo:rsid="002dd3b3" style:font-weight-asian="normal" style:font-weight-complex="normal"/>
    </style:style>
    <style:style style:name="T100" style:family="text">
      <style:text-properties fo:font-weight="normal" officeooo:rsid="002f40f7" style:font-weight-asian="normal" style:font-weight-complex="normal"/>
    </style:style>
    <style:style style:name="T101" style:family="text">
      <style:text-properties fo:font-weight="normal" officeooo:rsid="0037439b" style:font-weight-asian="normal" style:font-weight-complex="normal"/>
    </style:style>
    <style:style style:name="T102" style:family="text">
      <style:text-properties fo:font-weight="normal" officeooo:rsid="003d40d5" style:font-weight-asian="normal" style:font-weight-complex="normal"/>
    </style:style>
    <style:style style:name="T103" style:family="text">
      <style:text-properties fo:font-weight="normal" officeooo:rsid="003dc2a9" style:font-weight-asian="normal" style:font-weight-complex="normal"/>
    </style:style>
    <style:style style:name="T104" style:family="text">
      <style:text-properties fo:font-weight="normal" officeooo:rsid="003ef48a" style:font-weight-asian="normal" style:font-weight-complex="normal"/>
    </style:style>
    <style:style style:name="T105" style:family="text">
      <style:text-properties fo:font-weight="normal" officeooo:rsid="0040b2e8" style:font-weight-asian="normal" style:font-weight-complex="normal"/>
    </style:style>
    <style:style style:name="T106" style:family="text">
      <style:text-properties fo:font-weight="normal" officeooo:rsid="0043dec8" style:font-weight-asian="normal" style:font-weight-complex="normal"/>
    </style:style>
    <style:style style:name="T107" style:family="text">
      <style:text-properties fo:font-weight="normal" officeooo:rsid="00455aa2" style:font-weight-asian="normal" style:font-weight-complex="normal"/>
    </style:style>
    <style:style style:name="T108" style:family="text">
      <style:text-properties fo:font-weight="normal" officeooo:rsid="0046e0ec" style:font-weight-asian="normal" style:font-weight-complex="normal"/>
    </style:style>
    <style:style style:name="T109" style:family="text">
      <style:text-properties fo:font-weight="normal" officeooo:rsid="004837b4" style:font-weight-asian="normal" style:font-weight-complex="normal"/>
    </style:style>
    <style:style style:name="T110" style:family="text">
      <style:text-properties officeooo:rsid="002f40f7"/>
    </style:style>
    <style:style style:name="T111" style:family="text">
      <style:text-properties officeooo:rsid="0031f3dd"/>
    </style:style>
    <style:style style:name="T112" style:family="text">
      <style:text-properties officeooo:rsid="00343ab0"/>
    </style:style>
    <style:style style:name="T113" style:family="text">
      <style:text-properties officeooo:rsid="0037439b"/>
    </style:style>
    <style:style style:name="T114" style:family="text">
      <style:text-properties officeooo:rsid="00292e9a"/>
    </style:style>
    <style:style style:name="T115" style:family="text">
      <style:text-properties officeooo:rsid="004c8b4e"/>
    </style:style>
    <style:style style:name="T116" style:family="text">
      <style:text-properties officeooo:rsid="0069a03d"/>
    </style:style>
    <style:style style:name="T117" style:family="text">
      <style:text-properties officeooo:rsid="00935397"/>
    </style:style>
    <style:style style:name="T118" style:family="text">
      <style:text-properties officeooo:rsid="002dd3b3"/>
    </style:style>
    <style:style style:name="T119" style:family="text">
      <style:text-properties officeooo:rsid="009ab3f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38cm" fo:text-indent="-0.635cm" fo:margin-left="1.43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73cm" fo:text-indent="-0.635cm" fo:margin-left="2.07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08cm" fo:text-indent="-0.635cm" fo:margin-left="2.70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43cm" fo:text-indent="-0.635cm" fo:margin-left="3.34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78cm" fo:text-indent="-0.635cm" fo:margin-left="3.97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13cm" fo:text-indent="-0.635cm" fo:margin-left="4.61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48cm" fo:text-indent="-0.635cm" fo:margin-left="5.24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83cm" fo:text-indent="-0.635cm" fo:margin-left="5.88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18cm" fo:text-indent="-0.635cm" fo:margin-left="6.51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53cm" fo:text-indent="-0.635cm" fo:margin-left="7.153cm"/>
        </style:list-level-properties>
      </text:list-level-style-number>
    </text:list-style>
    <text:list-style style:name="L1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267770227" text:style-name="L1">
        <text:list-item>
          <text:p text:style-name="P47">Qu’est-ce que l’internet ? </text:p>
        </text:list-item>
      </text:list>
      <text:p text:style-name="P3"/>
      <text:p text:style-name="P4"/>
      <text:p text:style-name="P6">1.1 - <text:span text:style-name="T88">Un navigateur web incontournable</text:span></text:p>
      <text:p text:style-name="P4"/>
      <text:list xml:id="list4213142225" text:style-name="L2">
        <text:list-item>
          <text:p text:style-name="P49">Classement des navigateurs web les plus utilisés dans le monde selon la dernière mise à jour de statcounter en Août 2023 :</text:p>
        </text:list-item>
      </text:list>
      <text:p text:style-name="P5"/>
      <text:p text:style-name="P5"/>
      <text:p text:style-name="P1"><text:s text:c="4"/>1. <text:s text:c="3"/>Google Chrome</text:p>
      <text:p text:style-name="P5"><text:s text:c="4"/>2. <text:s text:c="3"/>Safari</text:p>
      <text:p text:style-name="P5"><text:s text:c="4"/>3. <text:s text:c="3"/>Bord</text:p>
      <text:p text:style-name="P5"><text:s text:c="4"/>4. <text:s text:c="3"/>Firefox</text:p>
      <text:p text:style-name="P5"><text:s text:c="4"/>5. <text:s text:c="3"/>Opéra</text:p>
      <text:p text:style-name="P5"><text:s text:c="4"/>6. Internet Samsung</text:p>
      <text:p text:style-name="P5"/>
      <text:p text:style-name="P5">Il y en a bien d’autres navigateurs bien sur, comme on peut voir sur les store de nos <text:span text:style-name="T94">téléphones et ordinateurs</text:span>, mais ces 6 sont les <text:s/>plus utilisés à l’heure actuelle.</text:p>
      <text:p text:style-name="P5"/>
      <text:list xml:id="list172406953495755" text:continue-numbering="true" text:style-name="L2">
        <text:list-item>
          <text:p text:style-name="P50">Parts de marché des TOP 3 des navigateurs web tout support confondu dans le monde<text:line-break/></text:p>
        </text:list-item>
      </text:list>
      <text:p text:style-name="P2">Toujours selon statcounter, ci-après les parts de marché des 3 meilleurs navigateurs dans le monde :</text:p>
      <text:p text:style-name="P6"/>
      <text:list xml:id="list2197699815" text:style-name="L3">
        <text:list-item>
          <text:p text:style-name="P51">Top 1 (Google Chrome) : 60 %</text:p>
        </text:list-item>
        <text:list-item>
          <text:p text:style-name="P51"><text:s/>Top 2 (Safari) : 20 %</text:p>
        </text:list-item>
        <text:list-item>
          <text:p text:style-name="P51"><text:s/>Top 3 ( Bord) : 5 %</text:p>
        </text:list-item>
      </text:list>
      <text:p text:style-name="P7"/>
      <text:p text:style-name="P7"/>
      <text:list xml:id="list172406595029909" text:continue-list="list172406953495755" text:style-name="L2">
        <text:list-item>
          <text:p text:style-name="P72"><text:span text:style-name="T3">Création de compte Google </text:span><text:span text:style-name="T4">OK</text:span><text:span text:style-name="T2"><text:line-break/></text:span></text:p>
        </text:list-item>
      </text:list>
      <text:p text:style-name="Preformatted_20_Text"><text:span text:style-name="T1"><text:s/></text:span><text:span text:style-name="T2"><text:s/>1.2 -</text:span><text:span text:style-name="T7"> Maintenant naviguons </text:span></text:p>
      <text:p text:style-name="P10"/>
      <text:list xml:id="list2153725325" text:style-name="L4">
        <text:list-item>
          <text:p text:style-name="P73"><text:span text:style-name="T2">R</text:span><text:span text:style-name="T1">echerches sur un même onglet OK</text:span></text:p>
        </text:list-item>
        <text:list-item>
          <text:p text:style-name="P58">Utilisation des boutons sur le même onglet OK</text:p>
        </text:list-item>
        <text:list-item>
          <text:p text:style-name="P58">Gestion des historiques de navigation OK</text:p>
        </text:list-item>
        <text:list-item>
          <text:p text:style-name="P60">Récupération piste audio Youtube OK</text:p>
        </text:list-item>
        <text:list-item>
          <text:p text:style-name="P61">Lecture Audio + téléchargement image OK<text:line-break/></text:p>
        </text:list-item>
      </text:list>
      <text:p text:style-name="P11"/>
      <text:list xml:id="list1971590372" text:style-name="L5">
        <text:list-header>
          <text:p text:style-name="P74"/>
        </text:list-header>
      </text:list>
      <text:p text:style-name="P27"><text:span text:style-name="T12">2</text:span><text:span text:style-name="T9">. </text:span><text:span text:style-name="T8">Que pouvez-vous faire en ligne ?</text:span> </text:p>
      <text:p text:style-name="P27"/>
      <text:p text:style-name="P76"><text:span text:style-name="T87">2-1.</text:span><text:span text:style-name="T24">Exercices sur les recherches sur le Web</text:span><text:span text:style-name="T87"> :</text:span></text:p>
      <text:p text:style-name="P48"/>
      <text:list xml:id="list964020379" text:style-name="L6">
        <text:list-item>
          <text:p text:style-name="P59">Comment s'appelle le maître de Obi Wan Kenobi dans Star Wars ? <text:line-break/></text:p>
        </text:list-item>
      </text:list>
      <text:list xml:id="list1124952657" text:style-name="L7">
        <text:list-item>
          <text:list>
            <text:list-item>
              <text:p text:style-name="P52"><text:s text:c="6"/>Qui-Gon Jinn <text:line-break/></text:p>
            </text:list-item>
          </text:list>
        </text:list-item>
      </text:list>
      <text:list xml:id="list3934700538" text:style-name="L8">
        <text:list-item>
          <text:p text:style-name="P53">Quelle est la couleur du sabre laser du maître Jedi Mace Windu dans Star Wars ? </text:p>
        </text:list-item>
      </text:list>
      <text:p text:style-name="P8"/>
      <text:list xml:id="list2909590444" text:style-name="L9">
        <text:list-item>
          <text:list>
            <text:list-item>
              <text:p text:style-name="P54">Violet<text:line-break/></text:p>
            </text:list-item>
          </text:list>
        </text:list-item>
      </text:list>
      <text:list xml:id="list3517660548" text:style-name="L10">
        <text:list-item>
          <text:p text:style-name="P55">À quoi fait référence dans la réalité à l'apparence des maîtres Jedi dans Star Wars ? <text:line-break/></text:p>
        </text:list-item>
      </text:list>
      <text:list xml:id="list3348318431" text:style-name="L11">
        <text:list-item>
          <text:list>
            <text:list-item>
              <text:p text:style-name="P77"><text:soft-page-break/><text:span text:style-name="T5">L</text:span><text:span text:style-name="T6">es chevaliers<text:line-break/></text:span></text:p>
            </text:list-item>
          </text:list>
        </text:list-item>
      </text:list>
      <text:list xml:id="list3555898575" text:style-name="L12">
        <text:list-item>
          <text:p text:style-name="P56">Qui a initié la création de l’armée des clones dans Star Wars ? <text:line-break/></text:p>
        </text:list-item>
      </text:list>
      <text:list xml:id="list3204300090" text:style-name="L13">
        <text:list-item>
          <text:list>
            <text:list-item>
              <text:p text:style-name="P57">Sifo-Dyas </text:p>
            </text:list-item>
          </text:list>
        </text:list-item>
      </text:list>
      <text:p text:style-name="P9"/>
      <text:p text:style-name="P9">2.2. <text:span text:style-name="T95">Connexion et publication sur Facebook OK.</text:span></text:p>
      <text:p text:style-name="P9"/>
      <text:p text:style-name="P9"/>
      <text:p text:style-name="P12">3. <text:span text:style-name="T96">Connexion à internet</text:span></text:p>
      <text:p text:style-name="P12"><text:s text:c="2"/><text:span text:style-name="T101">3-1</text:span><text:span text:style-name="T113">.</text:span><text:span text:style-name="T92"> </text:span><text:span text:style-name="T89">Liste des fournisseurs d’accès internet </text:span><text:span text:style-name="T90">(FAI) </text:span><text:span text:style-name="T89">à </text:span><text:span text:style-name="T91">Tananarive</text:span><text:span text:style-name="T92"> </text:span><text:span text:style-name="T118">:</text:span></text:p>
      <text:p text:style-name="P12"/>
      <text:p text:style-name="P19">La liste ci-après n’est pas exhaustive. Selon isp.page, plusieurs FAI opèrent à Madagascar,<text:span text:style-name="T112">notamment dans la capitale,</text:span> seulement 4 sont les plus connus de tous :</text:p>
      <text:p text:style-name="P14"/>
      <text:p text:style-name="P14">-ORANGE : <text:span text:style-name="T98">réseau mobile(3G+ / 4G haut débit)</text:span></text:p>
      <text:p text:style-name="P14">-TELMA : <text:span text:style-name="T98">réseau mobile (4G), ADSL( haut débit ou très <text:s/>haut débit), </text:span><text:span text:style-name="T100">Fibre</text:span></text:p>
      <text:p text:style-name="P15">-<text:span text:style-name="T110">AIRTEL : </text:span>r<text:span text:style-name="T98">éseau mobile(3G+ / 4G haut débit)</text:span></text:p>
      <text:p text:style-name="P16">-<text:span text:style-name="T111">BLUELINE : </text:span><text:span text:style-name="T98">réseau mobile (4G),fibre optique, satellite</text:span></text:p>
      <text:p text:style-name="P20"/>
      <text:p text:style-name="P20"><text:s text:c="3"/><text:span text:style-name="T114">3-2. </text:span><text:span text:style-name="T93">Classement des FAI à Tananarive :</text:span></text:p>
      <text:p text:style-name="P21"/>
      <text:p text:style-name="P17"><text:span text:style-name="T102">Le choix d’un fournisseur d’accès internet se repose sur plusieurs critères. Outre les offres et services proposés, </text:span><text:span text:style-name="T103">la couverture réseau de l’opérateur <text:s/>est </text:span><text:span text:style-name="T106">aussi</text:span><text:span text:style-name="T103"> à prendre en compte. Ce critère fait partie des plus cruciales car </text:span><text:span text:style-name="T104">la qualité du réseau en dépend. </text:span></text:p>
      <text:p text:style-name="P22"/>
      <text:p text:style-name="P18"><text:span text:style-name="T104">S</text:span><text:span text:style-name="T98">ur les FAI cités ci-dessus, ci-après leur classement selon leurs présences à Tananarive :</text:span></text:p>
      <text:p text:style-name="P23"/>
      <text:list xml:id="list1649924783" text:style-name="L14">
        <text:list-item>
          <text:p text:style-name="P62"><text:span text:style-name="T98">Orange </text:span><text:span text:style-name="T106">(Très bonne couverture - Prix élevé - Forfaits variés)</text:span></text:p>
        </text:list-item>
        <text:list-item>
          <text:p text:style-name="P62"><text:span text:style-name="T98"><text:s/></text:span><text:span text:style-name="T106">Blueline</text:span><text:span text:style-name="T98"> </text:span><text:span text:style-name="T106">( Bonne couverture – Prix raisonnable – Forfaits moins variés -Connexion via Satellite - TNT)</text:span></text:p>
        </text:list-item>
        <text:list-item>
          <text:p text:style-name="P62"><text:span text:style-name="T98"><text:s/></text:span><text:span text:style-name="T106">Telma (Couverture moyenne – Prix <text:s/>compétitif – Forfaits variés - Fibre)</text:span></text:p>
        </text:list-item>
        <text:list-item>
          <text:p text:style-name="P62"><text:span text:style-name="T98"><text:s text:c="2"/></text:span><text:span text:style-name="T105">Airtel </text:span><text:span text:style-name="T106">(Fai ble couverture – Prix abordable – Forfaits variés )</text:span></text:p>
        </text:list-item>
      </text:list>
      <text:p text:style-name="P24"/>
      <text:p text:style-name="P24"/>
      <text:p text:style-name="P28"><text:span text:style-name="T14"><text:s text:c="2"/></text:span><text:span text:style-name="T15">4. </text:span><text:span text:style-name="T17">Qu’est-que le cloud ?</text:span><text:span text:style-name="T107"> </text:span></text:p>
      <text:p text:style-name="P22"/>
      <text:p text:style-name="P13"><text:span text:style-name="T104"><text:s text:c="2"/></text:span><text:span text:style-name="T108">4</text:span><text:span text:style-name="T101">-1</text:span><text:span text:style-name="T99">. </text:span><text:span text:style-name="T108">Accès Google Drive + Création Google Docs </text:span><text:span text:style-name="T109">+ Découverte d’appli Google </text:span><text:span text:style-name="T108">OK</text:span></text:p>
      <text:p text:style-name="P22"/>
      <text:p text:style-name="P16"/>
      <text:p text:style-name="P30"><text:span text:style-name="T14"><text:s text:c="2"/></text:span><text:span text:style-name="T30">5.</text:span><text:span text:style-name="T17"> Utilisation d’un navigateur web ?</text:span><text:span text:style-name="T15"> </text:span></text:p>
      <text:p text:style-name="P26"/>
      <text:p text:style-name="P26">5-1. Gestion Favoris OK</text:p>
      <text:p text:style-name="P26"/>
      <text:p text:style-name="P30"><text:span text:style-name="T14"><text:s text:c="2"/></text:span><text:span text:style-name="T13">6</text:span><text:span text:style-name="T30">. </text:span><text:span text:style-name="T17">Comprendre les hyperliens</text:span><text:span text:style-name="T97"> </text:span></text:p>
      <text:p text:style-name="P25"/>
      <text:p text:style-name="P25"><text:span text:style-name="T115">L</text:span>es exercices précédents traitent déjà de l’utilisation des hyperliens. </text:p>
      <text:p text:style-name="P25"/>
      <text:p text:style-name="P31"><text:span text:style-name="T31">7</text:span><text:span text:style-name="T30">. </text:span><text:span text:style-name="T17">Download et Upload </text:span></text:p>
      <text:p text:style-name="P64"/>
      <text:p text:style-name="P29"><text:span text:style-name="T66">7-1. </text:span><text:span text:style-name="T64">E</text:span><text:span text:style-name="T63">xercice</text:span><text:span text:style-name="T65">s</text:span><text:span text:style-name="T63"> sur download et upload OK</text:span></text:p>
      <text:p text:style-name="P68"/>
      <text:p text:style-name="P69">7-2. Compression/Décompression fichier OK</text:p>
      <text:p text:style-name="P69"/>
      <text:p text:style-name="P32"><text:soft-page-break/><text:span text:style-name="T32">8</text:span><text:span text:style-name="T30">. </text:span><text:span text:style-name="T17">Utiliser les moteurs de recherche </text:span><text:span text:style-name="T30"><text:s/></text:span></text:p>
      <text:p text:style-name="P65"/>
      <text:p text:style-name="P33"><text:span text:style-name="T43">8-</text:span><text:span text:style-name="T42">1. </text:span><text:span text:style-name="T20">En saisissant « Allen i », ci-après les suggestions proposées par Google Chrome </text:span><text:span text:style-name="T42">:</text:span></text:p>
      <text:p text:style-name="P66"/>
      <text:p text:style-name="P34"><text:span text:style-name="T30">S</text:span><text:span text:style-name="T29">uggestion 1 : </text:span><text:span text:style-name="T48">Allen Iverson</text:span><text:span text:style-name="T29"> </text:span></text:p>
      <text:p text:style-name="P34"><text:span text:style-name="T29">Suggestion 2 : </text:span><text:span text:style-name="T48">Allen Iverson Stats , Heights, Weight, Position, Draft</text:span></text:p>
      <text:p text:style-name="P34"><text:span text:style-name="T29">Suggestion 3 : </text:span><text:span text:style-name="T48">Foster &amp; Allen</text:span></text:p>
      <text:p text:style-name="P34"><text:span text:style-name="T29">Suggestion 4 : </text:span><text:span text:style-name="T48">Allen I . Kraut</text:span></text:p>
      <text:p text:style-name="P34"><text:span text:style-name="T29">Suggestion 5 : </text:span><text:span text:style-name="T49">The Rance Allen Group</text:span></text:p>
      <text:p text:style-name="P70"/>
      <text:p text:style-name="P35"><text:span text:style-name="T49">8-</text:span><text:span text:style-name="T48">2. </text:span><text:span text:style-name="T26">Différence sur les retours des différents moteurs de recherche lors d’une recherche</text:span></text:p>
      <text:p text:style-name="P67"/>
      <text:list xml:id="list729084582" text:style-name="L15">
        <text:list-item>
          <text:p text:style-name="P78"><text:span text:style-name="T81">Design Graphique</text:span><text:span text:style-name="T33"> </text:span><text:span text:style-name="T73">= les couleurs ainsi que le design des élément</text:span><text:span text:style-name="T74">s</text:span><text:span text:style-name="T73"> </text:span></text:p>
        </text:list-item>
        <text:list-item>
          <text:p text:style-name="P79"><text:span text:style-name="T82">Barre de recherche</text:span><text:span text:style-name="T80"> </text:span><text:span text:style-name="T73"><text:s/></text:span><text:span text:style-name="T74">= la barre de recherche de certains moteur</text:span><text:span text:style-name="T75">s</text:span><text:span text:style-name="T74"> de recherche diffère de celle des autres sur l</text:span><text:span text:style-name="T75">es</text:span><text:span text:style-name="T74"> recherche</text:span><text:span text:style-name="T75">s</text:span><text:span text:style-name="T74"> par image, vocale, </text:span><text:span text:style-name="T75">ou QR code</text:span></text:p>
        </text:list-item>
        <text:list-item>
          <text:p text:style-name="P75"><text:span text:style-name="T83">Suggestions de recherche</text:span><text:span text:style-name="T73"> </text:span><text:span text:style-name="T74"><text:s/>= elles sont significativement différentes</text:span></text:p>
        </text:list-item>
        <text:list-item>
          <text:p text:style-name="P75"><text:span text:style-name="T83">Politique </text:span><text:span text:style-name="T84">de confidentialité</text:span><text:span text:style-name="T74"> = certains moteurs de recherche proposent une forte protection des données</text:span></text:p>
        </text:list-item>
        <text:list-item>
          <text:p text:style-name="P80"><text:span text:style-name="T82">Résultats de recherche</text:span><text:span text:style-name="T80"> </text:span><text:span text:style-name="T50">= </text:span><text:span text:style-name="T75">comme on peut l’imaginer, si les suggestions sont différentes la présentation des résultats le sont aussi </text:span></text:p>
        </text:list-item>
      </text:list>
      <text:p text:style-name="P71"/>
      <text:p text:style-name="P36"><text:span text:style-name="T51">8-3. </text:span><text:span text:style-name="T73">Affiner une recherche avec les outils de spécifications </text:span><text:span text:style-name="T52">OK</text:span></text:p>
      <text:p text:style-name="P81"/>
      <text:p text:style-name="P37"><text:span text:style-name="T34">9</text:span><text:span text:style-name="T30">. </text:span><text:span text:style-name="T17">Comprendre les URL </text:span></text:p>
      <text:p text:style-name="P109"/>
      <text:p text:style-name="P38"><text:span text:style-name="T64">9-</text:span><text:span text:style-name="T63">1. </text:span><text:span text:style-name="T20">Déc</text:span><text:span text:style-name="T21">oupage</text:span><text:span text:style-name="T20"> des différentes parties des URL</text:span></text:p>
      <text:p text:style-name="P83"/>
      <text:list xml:id="list2052366746" text:style-name="L16">
        <text:list-item>
          <text:p text:style-name="P100">Protocole</text:p>
        </text:list-item>
      </text:list>
      <text:list xml:id="list4126908460" text:style-name="L17">
        <text:list-item>
          <text:list>
            <text:list-item>
              <text:p text:style-name="P112"><text:span text:style-name="T85">https://</text:span><text:span text:style-name="T63"> pour toutes les URL<text:line-break/></text:span></text:p>
            </text:list-item>
          </text:list>
        </text:list-item>
      </text:list>
      <text:list xml:id="list172406526689378" text:continue-list="list2052366746" text:style-name="L16">
        <text:list-item>
          <text:p text:style-name="P100">Nom de domaine</text:p>
        </text:list-item>
      </text:list>
      <text:list xml:id="list4064903476" text:style-name="L18">
        <text:list-item>
          <text:list>
            <text:list-item>
              <text:p text:style-name="P113"><text:a xlink:type="simple" xlink:href="http://www.lemonde.fr/" text:style-name="Internet_20_link" text:visited-style-name="Visited_20_Internet_20_Link"><text:span text:style-name="T63">www.lemonde.fr</text:span></text:a></text:p>
            </text:list-item>
            <text:list-item>
              <text:p text:style-name="P113"><text:a xlink:type="simple" xlink:href="http://www.awwwards.com/" text:style-name="Internet_20_link" text:visited-style-name="Visited_20_Internet_20_Link"><text:span text:style-name="T63">www.awwwards.com</text:span></text:a></text:p>
            </text:list-item>
          </text:list>
        </text:list-item>
      </text:list>
      <text:p text:style-name="P84"/>
      <text:list xml:id="list172407166850065" text:continue-list="list172406526689378" text:style-name="L16">
        <text:list-item>
          <text:p text:style-name="P100">Chemin du fichier</text:p>
        </text:list-item>
      </text:list>
      <text:list xml:id="list3767784143" text:style-name="L19">
        <text:list-item>
          <text:list>
            <text:list-item>
              <text:p text:style-name="P85">podcasts/article/2021/12/20/comment-matrix-a-marque-la-po p-culture_6106744_5463015.html </text:p>
            </text:list-item>
            <text:list-item>
              <text:p text:style-name="P85">podcasts/article/2021/11/19/comment-one-piece-est-devenu-l e-plus-grand-succes-du-manga_6102642_5463015.html </text:p>
            </text:list-item>
            <text:list-item>
              <text:p text:style-name="P85">websites</text:p>
            </text:list-item>
          </text:list>
        </text:list-item>
      </text:list>
      <text:p text:style-name="P84"/>
      <text:list xml:id="list172406091862063" text:continue-list="list172407166850065" text:style-name="L16">
        <text:list-item>
          <text:p text:style-name="P100">Paramètres</text:p>
        </text:list-item>
      </text:list>
      <text:list xml:id="list1408721700" text:style-name="L20">
        <text:list-item>
          <text:list>
            <text:list-item>
              <text:p text:style-name="P82">?category=culture-education&amp;country=France (paramètres uniquement présents pour le site Awwards) </text:p>
            </text:list-item>
          </text:list>
        </text:list-item>
      </text:list>
      <text:p text:style-name="P81"/>
      <text:p text:style-name="P39"><text:span text:style-name="T35">10</text:span><text:span text:style-name="T30">. </text:span><text:span text:style-name="T17">Comment configurer un réseau Wi-Fi ?</text:span><text:span text:style-name="T30"> </text:span></text:p>
      <text:p text:style-name="P39"><text:span text:style-name="T30">Objectif</text:span><text:span text:style-name="T53"> : dépend fortement du matériel présent</text:span><text:span text:style-name="T30"> </text:span></text:p>
      <text:p text:style-name="P101"/>
      <text:p text:style-name="P39"><text:span text:style-name="T35">11</text:span><text:span text:style-name="T30">. </text:span><text:span text:style-name="T17">Choisir un navigateur web</text:span><text:span text:style-name="T30"> <text:s/></text:span></text:p>
      <text:p text:style-name="P101"/>
      <text:list xml:id="list77595882" text:style-name="L21">
        <text:list-item>
          <text:p text:style-name="P137"><text:span text:style-name="T43">I</text:span><text:span text:style-name="T42">nstallation Firefox OK</text:span></text:p>
        </text:list-item>
      </text:list>
      <text:p text:style-name="P86"/>
      <text:p text:style-name="P43"><text:span text:style-name="T35">1</text:span><text:span text:style-name="T36">2</text:span><text:span text:style-name="T30">. </text:span><text:span text:style-name="T17">Comment bloquer les publicités ?</text:span><text:span text:style-name="T30"> </text:span></text:p>
      <text:p text:style-name="P102"/>
      <text:p text:style-name="P40"><text:soft-page-break/><text:span text:style-name="T43">1</text:span><text:span text:style-name="T42">2-1. Installation bloqueurs de publicités OK</text:span></text:p>
      <text:p text:style-name="P87"/>
      <text:p text:style-name="P87">12-2. Observation fonctionnement Adblock Plus OK</text:p>
      <text:p text:style-name="P87"/>
      <text:p text:style-name="P87"/>
      <text:p text:style-name="P44"><text:span text:style-name="T35">1</text:span><text:span text:style-name="T37">3</text:span><text:span text:style-name="T30">. </text:span><text:span text:style-name="T17">Comment vérifier ma vitesse internet ? </text:span><text:span text:style-name="T30"><text:s/></text:span></text:p>
      <text:p text:style-name="P103"/>
      <text:p text:style-name="P41"><text:span text:style-name="T43"><text:s text:c="5"/>1</text:span><text:span text:style-name="T42">3-1. Test de la vitesse de connexion sur les 2 sites OK</text:span></text:p>
      <text:p text:style-name="P88"/>
      <text:p text:style-name="P41"><text:span text:style-name="T42"><text:s text:c="5"/></text:span><text:span text:style-name="T44">13-2. Dans mon cas, le débit de la connexion en download est de 65,10Mbps, donc :</text:span></text:p>
      <text:list xml:id="list4079827943" text:style-name="L22">
        <text:list-item>
          <text:p text:style-name="P140"><text:span text:style-name="T54">Connexion très haut débit </text:span><text:span text:style-name="T42">(30 à 100 Mbps) </text:span></text:p>
        </text:list-item>
      </text:list>
      <text:p text:style-name="P88"/>
      <text:p text:style-name="P44"><text:span text:style-name="T35">1</text:span><text:span text:style-name="T38">4</text:span><text:span text:style-name="T30">. </text:span><text:span text:style-name="T17">Premier pas avec Google Chrome</text:span><text:span text:style-name="T30"> </text:span></text:p>
      <text:p text:style-name="P104"/>
      <text:p text:style-name="P45"><text:span text:style-name="T53">1</text:span><text:span text:style-name="T48">4-1</text:span><text:span text:style-name="T29">. </text:span><text:span text:style-name="T25">Personnalisation Chrome</text:span></text:p>
      <text:p text:style-name="P110"/>
      <text:list xml:id="list2618234982" text:style-name="L23">
        <text:list-item>
          <text:p text:style-name="P141"><text:span text:style-name="T30">Ouvre les paramètres du navigateur à partir du menu Chrome </text:span><text:span text:style-name="T39">OK</text:span></text:p>
        </text:list-item>
      </text:list>
      <text:list xml:id="list3561934467" text:style-name="L24">
        <text:list-item>
          <text:list>
            <text:list-item>
              <text:p text:style-name="P142"><text:span text:style-name="T39"><text:s/></text:span><text:span text:style-name="T55">Change </text:span><text:span text:style-name="T56">m</text:span><text:span text:style-name="T55">on nom de profil OK</text:span></text:p>
            </text:list-item>
            <text:list-item>
              <text:p text:style-name="P89"><text:s/>Choisis une couleur de thème qui me <text:s/>plaît OK</text:p>
            </text:list-item>
            <text:list-item>
              <text:p text:style-name="P89"><text:s/>Choisis un avatar (une photo) qui me correspond OK</text:p>
            </text:list-item>
          </text:list>
        </text:list-item>
      </text:list>
      <text:p text:style-name="P105"/>
      <text:list xml:id="list2407267197" text:style-name="L25">
        <text:list-item>
          <text:p text:style-name="P106">Dans Apparence </text:p>
        </text:list-item>
      </text:list>
      <text:list xml:id="list1251553080" text:style-name="L26">
        <text:list-item>
          <text:list>
            <text:list-item>
              <text:p text:style-name="P138"><text:span text:style-name="T45">Active</text:span><text:span text:style-name="T46">r</text:span><text:span text:style-name="T45"> le bouton d’accueil et choisis la page que </text:span><text:span text:style-name="T46">je</text:span><text:span text:style-name="T45"> souhaites afficher <text:s/></text:span><text:span text:style-name="T46">OK</text:span></text:p>
            </text:list-item>
            <text:list-item>
              <text:p text:style-name="P90">Taille de police OK</text:p>
            </text:list-item>
            <text:list-item>
              <text:p text:style-name="P91">Police de prédilection OK</text:p>
            </text:list-item>
          </text:list>
        </text:list-item>
      </text:list>
      <text:p text:style-name="P92"/>
      <text:list xml:id="list3335817252" text:style-name="L27">
        <text:list-item>
          <text:p text:style-name="P107">Choix navigateur par défaut OK</text:p>
        </text:list-item>
      </text:list>
      <text:list xml:id="list2107559441" text:style-name="L28">
        <text:list-item>
          <text:list>
            <text:list-item>
              <text:p text:style-name="P93">Parcours autres rubriques OK</text:p>
            </text:list-item>
            <text:list-item>
              <text:p text:style-name="P93">Restauration paramètres par défaut OK</text:p>
            </text:list-item>
          </text:list>
        </text:list-item>
      </text:list>
      <text:p text:style-name="P94"/>
      <text:list xml:id="list2671525256" text:style-name="L41">
        <text:list-item>
          <text:p text:style-name="P108">Découverte des autres paramètres Chrome OK</text:p>
        </text:list-item>
      </text:list>
      <text:p text:style-name="P94"/>
      <text:p text:style-name="P42"><text:span text:style-name="T42">14-2. </text:span><text:span text:style-name="T20">Ajout d’extensions</text:span></text:p>
      <text:p text:style-name="P111"/>
      <text:list xml:id="list4171024221" text:style-name="L29">
        <text:list-item>
          <text:p text:style-name="P139"><text:span text:style-name="T42">Ouvr</text:span><text:span text:style-name="T47">ir</text:span><text:span text:style-name="T42"> Chrome Web Store <text:s/></text:span><text:span text:style-name="T47">OK</text:span></text:p>
        </text:list-item>
      </text:list>
      <text:p text:style-name="P46"/>
      <text:list xml:id="list172405788789773" text:continue-numbering="true" text:style-name="L29">
        <text:list-item>
          <text:p text:style-name="P96">Saisis des extensions ci-dessous et install<text:span text:style-name="T116">ation </text:span><text:s/>:</text:p>
        </text:list-item>
      </text:list>
      <text:p text:style-name="P46"><text:s text:c="14"/>○ Dark Reader, extension qui permet de faciliter la lecture sur ordinateur avec</text:p>
      <text:p text:style-name="P46">un dark mode et la possibilité de le personnaliser. Facile à activer et</text:p>
      <text:p text:style-name="P46">désactiver.</text:p>
      <text:p text:style-name="P46"><text:s text:c="14"/>○ Awesome Screen Shot, extension de chrome qui permet de faire des</text:p>
      <text:p text:style-name="P46">captures vidéo/photo de son écran, de les modifier et de les partager ou</text:p>
      <text:p text:style-name="P46">enregistrer. En gros, c'est un “Paint” du futur !</text:p>
      <text:p text:style-name="P46"/>
      <text:list xml:id="list1607695073" text:style-name="L30">
        <text:list-item>
          <text:p text:style-name="P97">Installation outils DOC OK</text:p>
        </text:list-item>
      </text:list>
      <text:p text:style-name="P98"/>
      <text:p text:style-name="P143"><text:span text:style-name="T35">1</text:span><text:span text:style-name="T40">5</text:span><text:span text:style-name="T30">. </text:span><text:span text:style-name="T17">Confidentialité et sécurité dans Chrome </text:span></text:p>
      <text:p text:style-name="P143"><text:span text:style-name="T17"/></text:p>
      <text:p text:style-name="P114"><text:span text:style-name="T64"><text:s text:c="5"/>1</text:span><text:span text:style-name="T63">5-1. </text:span><text:span text:style-name="T20">Classement des 4 navigateurs web en 2023 en matière de sécurité et de confidentialités :</text:span></text:p>
      <text:p text:style-name="P126"><text:span text:style-name="T77"/></text:p>
      <text:list xml:id="list2169926131" text:style-name="L31">
        <text:list-item>
          <text:p text:style-name="P128"><text:span text:style-name="T77">Top 1 : TOR </text:span></text:p>
        </text:list-item>
        <text:list-item>
          <text:p text:style-name="P128"><text:span text:style-name="T77">Top 2 : Firefox</text:span></text:p>
        </text:list-item>
        <text:list-item>
          <text:p text:style-name="P128"><text:span text:style-name="T77">Top 3 : Ungoogled Chromium</text:span></text:p>
        </text:list-item>
        <text:list-item>
          <text:p text:style-name="P128"><text:span text:style-name="T77">Top 4 : Brave</text:span></text:p>
        </text:list-item>
      </text:list>
      <text:p text:style-name="P127"><text:soft-page-break/><text:span text:style-name="T77"/></text:p>
      <text:p text:style-name="P127"><text:span text:style-name="T77"/></text:p>
      <text:p text:style-name="P115"><text:span text:style-name="T63"><text:s text:c="5"/>15-2. </text:span><text:span text:style-name="T22">L’indicateur de sécurité des sites web pour tous les navigateurs est-il le même ?</text:span></text:p>
      <text:p text:style-name="P129"><text:span text:style-name="T78"/></text:p>
      <text:list xml:id="list986563497" text:style-name="L32">
        <text:list-item>
          <text:p text:style-name="P131"><text:span text:style-name="T77">Non</text:span></text:p>
        </text:list-item>
      </text:list>
      <text:p text:style-name="P130"><text:span text:style-name="T77"/></text:p>
      <text:p text:style-name="P116"><text:span text:style-name="T63"><text:s text:c="5"/>15-3. </text:span><text:span text:style-name="T20">Niveau de sécurité des sites proposés</text:span><text:span text:style-name="T63"> :</text:span></text:p>
      <text:p text:style-name="P116"><text:span text:style-name="T63"/></text:p>
      <text:list xml:id="list1864239443" text:style-name="L33">
        <text:list-item>
          <text:p text:style-name="P144"><text:span text:style-name="T57">Site avec défaut de sécurité : </text:span><text:span text:style-name="T63">HTTPS en rouge, signale des problèmes de sécurité </text:span></text:p>
        </text:list-item>
        <text:list-item>
          <text:p text:style-name="P132"><text:a xlink:type="simple" xlink:href="https://www.sayna.io/" text:style-name="Internet_20_link" text:visited-style-name="Visited_20_Internet_20_Link"><text:span text:style-name="T76">Sayna</text:span></text:a><text:span text:style-name="T76"> : Cadenas fermé, site sécurisé </text:span></text:p>
        </text:list-item>
        <text:list-item>
          <text:p text:style-name="P134"><text:a xlink:type="simple" xlink:href="http://referentiel.institut-agile.fr/index_type.html" text:style-name="Internet_20_link" text:visited-style-name="Visited_20_Internet_20_Link"><text:span text:style-name="T76">I</text:span></text:a><text:a xlink:type="simple" xlink:href="http://referentiel.institut-agile.fr/index_type.html" text:style-name="Internet_20_link" text:visited-style-name="Visited_20_Internet_20_Link"><text:span text:style-name="T73">nstitut Agile</text:span></text:a><text:span text:style-name="T73"> : Pas de cadenas, site non sécurisé</text:span></text:p>
        </text:list-item>
        <text:list-item>
          <text:p text:style-name="P134"><text:a xlink:type="simple" xlink:href="https://www.observatoireclimat-hautsdefrance.org/Les-ressources/Ressources-documentaires/Bilan-2020-de-l-action-climat-par-secteur-Observatoire-mondial-de-l-action-climat-non-etatique" text:style-name="Internet_20_link" text:visited-style-name="Visited_20_Internet_20_Link"><text:span text:style-name="T73">Observatoire Climat</text:span></text:a><text:span text:style-name="T73"> : Cadenas fermé, site sécurisé</text:span></text:p>
        </text:list-item>
      </text:list>
      <text:p text:style-name="P133"><text:span text:style-name="T77"/></text:p>
      <text:p text:style-name="P117"><text:span text:style-name="T63"><text:s text:c="5"/>15-</text:span><text:span text:style-name="T71">4</text:span><text:span text:style-name="T63">. </text:span><text:span text:style-name="T20">Effets de la navigation privée </text:span><text:span text:style-name="T63">:</text:span></text:p>
      <text:p text:style-name="P135"><text:span text:style-name="T77"/></text:p>
      <text:list xml:id="list2247584705" text:style-name="L34">
        <text:list-item>
          <text:p text:style-name="P118"><text:span text:style-name="T63">Suppression historique de navigation OK</text:span></text:p>
        </text:list-item>
        <text:list-item>
          <text:p text:style-name="P118"><text:span text:style-name="T63">Recherches OK</text:span></text:p>
        </text:list-item>
        <text:list-item>
          <text:p text:style-name="P118"><text:span text:style-name="T63">Consultation historiques OK</text:span></text:p>
        </text:list-item>
      </text:list>
      <text:p text:style-name="P136"><text:span text:style-name="T77"/></text:p>
      <text:p text:style-name="P119"><text:span text:style-name="T63"><text:s text:c="5"/>15-5. </text:span><text:span text:style-name="T20">Paramètres des publicités sur Google </text:span><text:span text:style-name="T63">:<text:line-break/></text:span></text:p>
      <text:list xml:id="list1322914814" text:style-name="L35">
        <text:list-item>
          <text:p text:style-name="P120"><text:span text:style-name="T63">Clic sur l’image de </text:span><text:span text:style-name="T68">m</text:span><text:span text:style-name="T63">on compte Google (juste à côté du menu du navigateur) </text:span><text:span text:style-name="T67">OK</text:span></text:p>
        </text:list-item>
        <text:list-item>
          <text:p text:style-name="P120"><text:span text:style-name="T67">Clic sur “Gérer votre compte Google <text:s/>OK</text:span></text:p>
        </text:list-item>
        <text:list-item>
          <text:p text:style-name="P120"><text:span text:style-name="T63">Clic sur la rubrique “Données et vie privé” <text:s/></text:span><text:span text:style-name="T68">OK</text:span></text:p>
        </text:list-item>
        <text:list-item>
          <text:p text:style-name="P120"><text:span text:style-name="T68">Faire défiler la page jusqu’à trouver la rubrique “Paramètres des annonces” et clic dessus <text:s/>OK</text:span></text:p>
        </text:list-item>
        <text:list-item>
          <text:p text:style-name="P120"><text:span text:style-name="T63">Désactive</text:span><text:span text:style-name="T68">r</text:span><text:span text:style-name="T63"> la personnalisation des annonces en effectuant un clic sur le bouton prévue à cet effet </text:span><text:span text:style-name="T68">OK</text:span></text:p>
        </text:list-item>
      </text:list>
      <text:p text:style-name="P119"><text:span text:style-name="T68"/></text:p>
      <text:p text:style-name="P119"><text:span text:style-name="T79">16. </text:span><text:span text:style-name="T18">Premier pas avec Firefox</text:span><text:span text:style-name="T68"> </text:span></text:p>
      <text:p text:style-name="P119"><text:span text:style-name="T68"/></text:p>
      <text:p text:style-name="P121"><text:span text:style-name="T68"><text:s text:c="5"/>1</text:span><text:span text:style-name="T63">6-1. </text:span><text:span text:style-name="T20">Création compte </text:span><text:span text:style-name="T23">Firefox</text:span><text:span text:style-name="T20"> </text:span></text:p>
      <text:p text:style-name="P121"/>
      <text:list xml:id="list1437251912" text:style-name="L37">
        <text:list-item>
          <text:p text:style-name="P122"><text:span text:style-name="T63">Clic sur le menu du navigateur (en haut à droite) </text:span><text:span text:style-name="T70">OK</text:span></text:p>
        </text:list-item>
        <text:list-item>
          <text:p text:style-name="P122"><text:span text:style-name="T69">Clic sur “Connexion” OK</text:span></text:p>
        </text:list-item>
        <text:list-item>
          <text:p text:style-name="P122"><text:span text:style-name="T69">Tu arrives sur une page te demandant ton adresse mail (choisis la même adresse que pour ton compte Google, ce sera plus simple de t’en souvenir) <text:s/>OK</text:span></text:p>
        </text:list-item>
        <text:list-item>
          <text:p text:style-name="P122"><text:span text:style-name="T69">Tu arrives sur une page te demandant ton adresse mail (choisis la même adresse que pour ton compte Google, ce sera plus simple de t’en souvenir) OK</text:span></text:p>
        </text:list-item>
        <text:list-item>
          <text:p text:style-name="P122"><text:span text:style-name="T69">Ensuite tu devras aller sur ta boîte mail pour récupérer un code de confirmation </text:span></text:p>
        </text:list-item>
        <text:list-item>
          <text:p text:style-name="P124"><text:span text:style-name="T63">Création de compte OK</text:span></text:p>
        </text:list-item>
      </text:list>
      <text:p text:style-name="P123"><text:span text:style-name="T63"/></text:p>
      <text:p text:style-name="P123"><text:span text:style-name="T77">17. </text:span><text:span text:style-name="T16">Sécurité et confidentialité de Firefox</text:span><text:span text:style-name="T20"> </text:span></text:p>
      <text:p text:style-name="P123"><text:span text:style-name="T20"/></text:p>
      <text:p text:style-name="P125"><text:span text:style-name="T63"><text:s text:c="4"/>17-1. </text:span><text:span text:style-name="T20">Niveau de sécurité des sites proposés </text:span><text:span text:style-name="T63">:</text:span></text:p>
      <text:p text:style-name="P123"><text:span text:style-name="T63"/></text:p>
      <text:list xml:id="list74761967" text:style-name="L38">
        <text:list-item>
          <text:p text:style-name="P147"><text:span text:style-name="T58">Site avec défaut de sécurité : </text:span><text:span text:style-name="T63">HTTPS en rouge, signale des problèmes de sécurité </text:span><text:span text:style-name="T58"><text:s/></text:span><text:span text:style-name="T59">OK</text:span></text:p>
        </text:list-item>
        <text:list-item>
          <text:p text:style-name="P146"><text:a xlink:type="simple" xlink:href="https://www.sayna.io/" text:style-name="Internet_20_link" text:visited-style-name="Visited_20_Internet_20_Link"><text:span text:style-name="T27">Sayna </text:span></text:a><text:span text:style-name="T59">: Cadenas, signale un site sécurisé </text:span><text:span text:style-name="T60">OK</text:span></text:p>
        </text:list-item>
        <text:list-item>
          <text:p text:style-name="P148"><text:a xlink:type="simple" xlink:href="http://referentiel.institut-agile.fr/index_type.html" text:style-name="Internet_20_link" text:visited-style-name="Visited_20_Internet_20_Link"><text:span text:style-name="T27">Institut Agile</text:span></text:a><text:a xlink:type="simple" xlink:href="http://referentiel.institut-agile.fr/index_type.html" text:style-name="Internet_20_link" text:visited-style-name="Visited_20_Internet_20_Link"><text:span text:style-name="T59"> </text:span></text:a><text:span text:style-name="T59">: </text:span><text:span text:style-name="T48">Site non sécurisé identifié par un cadenas barré, ne pas donner d’informations sensibles </text:span><text:span text:style-name="T60">OK</text:span></text:p>
        </text:list-item>
        <text:list-item>
          <text:p text:style-name="P146"><text:a xlink:type="simple" xlink:href="https://www.observatoireclimat-hautsdefrance.org/Les-ressources/Ressources-documentaires/Bilan-2020-de-l-action-climat-par-secteur-Observatoire-mondial-de-l-action-climat-non-etatique" text:style-name="Internet_20_link" text:visited-style-name="Visited_20_Internet_20_Link"><text:span text:style-name="T27">Observatoire Climat</text:span></text:a><text:span text:style-name="T59"> : Cadenas, signale un site sécurisé </text:span><text:span text:style-name="T60">OK</text:span></text:p>
        </text:list-item>
      </text:list>
      <text:p text:style-name="P145"><text:span text:style-name="T60"/></text:p>
      <text:p text:style-name="P149"><text:span text:style-name="T60"><text:s text:c="4"/>1</text:span><text:span text:style-name="T48">7-2. </text:span><text:span text:style-name="T28">Découverte des fonctionnalités de Firefox en termes de confidentialité</text:span><text:span text:style-name="T61"> :</text:span></text:p>
      <text:p text:style-name="P149"><text:span text:style-name="T61"/></text:p>
      <text:p text:style-name="P149"><text:span text:style-name="T61"/></text:p>
      <text:list xml:id="list293650353" text:style-name="L39">
        <text:list-item>
          <text:p text:style-name="P150"><text:soft-page-break/><text:span text:style-name="T61">R</text:span><text:span text:style-name="T48">echerches sur les sites proposés OK</text:span></text:p>
        </text:list-item>
        <text:list-item>
          <text:p text:style-name="P150"><text:span text:style-name="T48">Navigation sur le Web OK</text:span></text:p>
        </text:list-item>
        <text:list-item>
          <text:p text:style-name="P150"><text:span text:style-name="T48">Accès au détail de l’historique de navigation OK</text:span></text:p>
        </text:list-item>
        <text:list-item>
          <text:p text:style-name="P150"><text:span text:style-name="T61">S</text:span><text:span text:style-name="T48">uppres</text:span><text:span text:style-name="T62">s</text:span><text:span text:style-name="T48">ion historique récente OK</text:span></text:p>
        </text:list-item>
        <text:list-item>
          <text:p text:style-name="P153"><text:span text:style-name="T48">Suppression de toutes les historiques OK</text:span></text:p>
        </text:list-item>
        <text:list-item>
          <text:p text:style-name="P152"><text:span text:style-name="T48">Navigation privée OK</text:span></text:p>
        </text:list-item>
      </text:list>
      <text:p text:style-name="P151"><text:span text:style-name="T48"/></text:p>
      <text:p text:style-name="P151"/>
      <text:p text:style-name="P145"/>
      <text:p text:style-name="P154"><text:span text:style-name="T41">18. </text:span><text:span text:style-name="T19">Comment vider le cache de votre navigateur web</text:span><text:span text:style-name="T41"> ?</text:span><text:span text:style-name="T48"> </text:span></text:p>
      <text:p text:style-name="P154"><text:span text:style-name="T48"/></text:p>
      <text:list xml:id="list3254848038" text:style-name="L40">
        <text:list-item>
          <text:p text:style-name="P156"><text:span text:style-name="T48">Accès « Paramètres » OK</text:span></text:p>
        </text:list-item>
        <text:list-item>
          <text:p text:style-name="P99">Ensuite aller dans la <text:span text:style-name="T117">rubrique</text:span> « Sécurité et navigation » OK</text:p>
        </text:list-item>
        <text:list-item>
          <text:p text:style-name="P99">Clic sur « Effacer les données de <text:span text:style-name="T117">navigation</text:span> » OK</text:p>
        </text:list-item>
        <text:list-item>
          <text:p text:style-name="P99">Choix de l’élément « Images et fichiers en cache » OK</text:p>
        </text:list-item>
        <text:list-item>
          <text:p text:style-name="P99">Clic sur le bouton « Effacer les données » OK</text:p>
        </text:list-item>
        <text:list-item>
          <text:p text:style-name="P99">Dans Firefox, accès « Historique » OK</text:p>
        </text:list-item>
        <text:list-item>
          <text:p text:style-name="P99">Clic sur « Effacer historique récente » OK</text:p>
        </text:list-item>
        <text:list-item>
          <text:p text:style-name="P99">Choix de l’élément « Cache » OK</text:p>
        </text:list-item>
        <text:list-item>
          <text:p text:style-name="P99">Clic sur le bouton « OK » OK</text:p>
        </text:list-item>
      </text:list>
      <text:p text:style-name="P1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1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1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8T17:19:16.267000000</dc:date>
    <meta:editing-duration>P4DT6H34M58S</meta:editing-duration>
    <meta:editing-cycles>95</meta:editing-cycles>
    <meta:generator>Trio_Office/6.2.8.2$Windows_x86 LibreOffice_project/</meta:generator>
    <meta:document-statistic meta:table-count="0" meta:image-count="0" meta:object-count="0" meta:page-count="6" meta:paragraph-count="172" meta:word-count="1512" meta:character-count="8814" meta:non-whitespace-character-count="7353"/>
  </office:meta>
</office:document-meta>
</file>